
<file path=META-INF/manifest.xml><?xml version="1.0" encoding="utf-8"?>
<manifest:manifest xmlns:manifest="urn:oasis:names:tc:opendocument:xmlns:manifest:1.0" manifest:version="1.2">
  <manifest:file-entry manifest:media-type="application/vnd.oasis.opendocument.text" manifest:full-path="/"/>
  <manifest:file-entry manifest:media-type="text/xml" manifest:full-path="settings.xml"/>
  <manifest:file-entry manifest:media-type="text/xml" manifest:full-path="content.xml"/>
  <manifest:file-entry manifest:media-type="text/xml" manifest:full-path="styles.xml"/>
  <manifest:file-entry manifest:media-type="image/png" manifest:full-path="Pictures/image1.png"/>
  <manifest:file-entry manifest:media-type="image/png" manifest:full-path="Pictures/image2.png"/>
  <manifest:file-entry manifest:media-type="image/png" manifest:full-path="Pictures/image7.png"/>
  <manifest:file-entry manifest:media-type="image/png" manifest:full-path="Pictures/image8.png"/>
  <manifest:file-entry manifest:media-type="image/png" manifest:full-path="Pictures/image5.png"/>
  <manifest:file-entry manifest:media-type="image/png" manifest:full-path="Pictures/image9.png"/>
  <manifest:file-entry manifest:media-type="image/png" manifest:full-path="Pictures/image4.png"/>
  <manifest:file-entry manifest:media-type="image/png" manifest:full-path="Pictures/image6.png"/>
  <manifest:file-entry manifest:media-type="image/png" manifest:full-path="Pictures/image3.png"/>
  <manifest:file-entry manifest:media-type="text/xml" manifest:full-path="meta.xml"/>
  <manifest:file-entry manifest:media-type="image/png"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automatic-styles>
    <style:style style:name="T4" style:family="text">
      <style:text-properties fo:font-family="宋体" fo:font-size="22.000000000000000pt"/>
    </style:style>
    <style:style style:name="T5" style:family="text">
      <style:text-properties fo:font-family="宋体"/>
    </style:style>
    <style:style style:name="T6" style:family="text">
      <style:text-properties fo:font-family="宋体" fo:font-size="20.000000000000000pt"/>
    </style:style>
    <style:style style:name="T7" style:family="text">
      <style:text-properties fo:font-size="10.000000000000000pt"/>
    </style:style>
    <style:style style:name="T8" style:family="text">
      <style:text-properties fo:font-size="11.000000000000000pt" fo:font-weight="bold"/>
    </style:style>
    <style:style style:name="T9" style:family="text">
      <style:text-properties fo:font-size="11.000000000000000pt"/>
    </style:style>
    <style:style style:name="T10" style:family="text">
      <style:text-properties fo:font-size="9.000000000000000pt"/>
    </style:style>
    <style:style style:name="T11" style:family="text">
      <style:text-properties fo:background-color="#1ce29c" fo:font-size="9.000000000000000pt"/>
    </style:style>
    <style:style style:name="T12" style:family="text">
      <style:text-properties fo:font-size="7.000000000000000pt"/>
    </style:style>
    <style:style style:name="T13" style:family="text">
      <style:text-properties fo:font-family="仿宋"/>
    </style:style>
    <style:style style:name="T14" style:family="text">
      <style:text-properties fo:font-family="仿宋" style:text-underline-style="solid" style:text-underline-type="single"/>
    </style:style>
    <style:style style:name="T15" style:family="text">
      <style:text-properties fo:background-color="transparent" fo:color="#55aa00"/>
    </style:style>
    <style:style style:name="T16" style:family="text">
      <style:text-properties fo:background-color="transparent"/>
    </style:style>
    <style:style style:name="T17" style:family="text">
      <style:text-properties fo:background-color="transparent" fo:font-size="8.000000000000000pt"/>
    </style:style>
    <style:style style:name="T18" style:family="text">
      <style:text-properties fo:background-color="transparent" fo:font-size="9.000000000000000pt"/>
    </style:style>
    <style:style style:name="T19" style:family="text">
      <style:text-properties fo:background-color="transparent" fo:color="#00557f"/>
    </style:style>
    <style:style style:name="T20" style:family="text">
      <style:text-properties fo:font-size="8.000000000000000pt"/>
    </style:style>
    <style:style style:name="T21" style:family="text">
      <style:text-properties fo:background-color="transparent" fo:color="#55aa7f" fo:font-size="10.000000000000000pt"/>
    </style:style>
    <style:style style:name="T22" style:family="text">
      <style:text-properties fo:background-color="transparent" fo:color="#55aa7f" fo:font-size="8.000000000000000pt"/>
    </style:style>
    <style:style style:name="T23" style:family="text">
      <style:text-properties fo:background-color="transparent" fo:color="#55aaff" fo:font-size="10.000000000000000pt"/>
    </style:style>
    <style:style style:name="T24" style:family="text">
      <style:text-properties fo:font-size="10.000000000000000pt" fo:font-weight="bold"/>
    </style:style>
    <style:style style:name="T25" style:family="text">
      <style:text-properties fo:background-color="transparent" fo:color="#55aaff" fo:font-weight="bold"/>
    </style:style>
    <style:style style:name="T26" style:family="text">
      <style:text-properties fo:background-color="transparent" fo:color="#005500" fo:font-size="10.000000000000000pt" fo:font-style="italic" style:text-underline-style="solid" style:text-underline-type="single"/>
    </style:style>
    <style:style style:name="T27" style:family="text">
      <style:text-properties fo:background-color="transparent" fo:color="#005500" fo:font-size="10.000000000000000pt" fo:font-style="normal" style:text-underline-style="none" style:text-underline-type="none"/>
    </style:style>
    <style:style style:name="T28" style:family="text">
      <style:text-properties fo:background-color="transparent" fo:font-size="10.000000000000000pt" fo:font-style="normal" style:text-underline-style="none" style:text-underline-type="none"/>
    </style:style>
    <style:style style:name="T29" style:family="text">
      <style:text-properties fo:background-color="transparent" fo:color="#55aa7f" fo:font-size="11.000000000000000pt"/>
    </style:style>
    <style:style style:name="T30" style:family="text">
      <style:text-properties fo:font-size="9.000000000000000pt" fo:font-weight="bold"/>
    </style:style>
    <style:style style:name="T31" style:family="text">
      <style:text-properties fo:font-family="仿宋" fo:font-size="12.000000000000000pt"/>
    </style:style>
    <style:style style:name="T32" style:family="text">
      <style:text-properties fo:font-family="Sans" fo:font-size="9.000000000000000pt"/>
    </style:style>
    <style:style style:name="T33" style:family="text">
      <style:text-properties fo:font-family="仿宋" fo:font-size="11.000000000000000pt"/>
    </style:style>
    <style:style style:name="T34" style:family="text">
      <style:text-properties fo:font-family="仿宋" fo:font-size="10.000000000000000pt"/>
    </style:style>
    <style:style style:name="T35" style:family="text">
      <style:text-properties fo:font-size="10.000000000000000pt" fo:font-weight="normal"/>
    </style:style>
    <style:style style:name="T36" style:family="text">
      <style:text-properties fo:font-family="仿宋" fo:font-size="9.000000000000000pt"/>
    </style:style>
    <style:style style:name="P2" style:parent-style-name="Document_20Title" style:family="paragraph">
      <style:paragraph-properties fo:break-before="page"/>
      <style:text-properties fo:color="#000000" fo:font-family="Sans Serif" fo:font-size="12.000000000000000pt"/>
    </style:style>
    <style:style style:name="P3" style:parent-style-name="Standard" style:family="paragraph">
      <style:paragraph-properties fo:text-align="center"/>
      <style:text-properties fo:color="#000000" fo:font-family="Sans Serif"/>
    </style:style>
    <style:style style:name="P4" style:parent-style-name="Head_201" style:family="paragraph">
      <style:text-properties fo:color="#000000" fo:font-family="Sans Serif"/>
    </style:style>
    <style:style style:name="P5" style:parent-style-name="Standard" style:family="paragraph">
      <style:text-properties fo:color="#000000" fo:font-family="Sans Serif"/>
    </style:style>
    <style:style style:name="P6" style:family="paragraph"/>
    <style:style style:name="P7" style:parent-style-name="Head_201" style:family="paragraph">
      <style:text-properties fo:color="#000000" fo:font-family="Sans Serif" fo:font-size="12.000000000000000pt"/>
    </style:style>
    <style:style style:name="P8" style:parent-style-name="Standard" style:family="paragraph">
      <style:paragraph-properties fo:break-before="page"/>
      <style:text-properties fo:color="#000000" fo:font-family="Sans Serif"/>
    </style:style>
    <style:style style:name="P9" style:parent-style-name="Standard" style:family="paragraph">
      <style:paragraph-properties fo:text-align="left"/>
      <style:text-properties fo:color="#000000" fo:font-family="Sans Serif"/>
    </style:style>
    <style:style style:name="P10" style:parent-style-name="Standard" style:family="paragraph">
      <style:text-properties fo:color="#000000" fo:font-family="宋体"/>
    </style:style>
    <style:style style:name="P11" style:parent-style-name="Head_202" style:family="paragraph">
      <style:text-properties fo:color="#000000" fo:font-family="Sans Serif"/>
    </style:style>
    <style:style style:name="P12" style:parent-style-name="Head_203" style:family="paragraph">
      <style:text-properties fo:color="#000000" fo:font-family="Sans Serif"/>
    </style:style>
    <style:style style:name="P13" style:parent-style-name="Standard" style:family="paragraph">
      <style:text-properties fo:color="#000000" fo:font-family="宋体" fo:font-size="9.000000000000000pt"/>
    </style:style>
    <style:style style:name="P14" style:family="paragraph">
      <style:text-properties fo:font-family="宋体" fo:font-size="9.000000000000000pt"/>
    </style:style>
    <style:style style:name="Table1" style:family="table">
      <style:table-properties fo:margin="5.000000000000000pt" style:rel-width="100%" table:border-model="collapsing"/>
    </style:style>
    <style:style style:name="Table1.A" style:family="table-column"/>
    <style:style style:name="Table1.5" style:family="table-row">
      <style:table-row-properties style:min-row-height="12.420000000001096pt"/>
    </style:style>
    <style:style style:name="Table1.A1" style:family="table-cell">
      <style:table-cell-properties calligra:specialborder-bottom="solid" calligra:specialborder-left="double" calligra:specialborder-right="solid" calligra:specialborder-top="double" fo:border-bottom="2pt solid #000000" fo:border-left="0.75pt double #000000" fo:border-right="2pt solid #000000" fo:border-top="0.75pt double #000000" fo:padding="5.000000000000000pt" style:border-line-width-left="0.25pt 0.25pt 0.25pt" style:border-line-width-top="0.25pt 0.25pt 0.25pt" style:diagonal-bl-tr="0pt none #000000" style:diagonal-tl-br="0pt none #000000"/>
    </style:style>
    <style:style style:name="Table1.B1" style:family="table-cell">
      <style:table-cell-properties calligra:specialborder-bottom="solid" calligra:specialborder-left="solid" calligra:specialborder-right="solid" calligra:specialborder-top="solid" fo:border="2pt solid #000000" fo:padding="5.000000000000000pt" style:diagonal-bl-tr="0pt none #000000" style:diagonal-tl-br="0pt none #000000"/>
    </style:style>
    <style:style style:name="gr1" style:family="graphic">
      <style:graphic-properties draw:auto-grow-height="false" draw:auto-grow-width="false" draw:blue="0%" draw:color-mode="standard" draw:contrast="0%" draw:fill="none" draw:gamma="0%" draw:green="0%" draw:luminance="0%" draw:red="0%" draw:stroke="solid" draw:stroke-linejoin="miter"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vg:stroke-color="#000000" svg:stroke-linecap="butt" svg:stroke-opacity="1" svg:stroke-width="1.000000000000000pt"/>
    </style:style>
    <style:style style:name="gr2" style:family="graphic">
      <style:graphic-properties draw:auto-grow-height="false" draw:auto-grow-width="false" draw:blue="0%" draw:color-mode="standard" draw:contrast="0%" draw:fill="none" draw:gamma="0%" draw:green="0%" draw:luminance="0%" draw:red="0%" draw:stroke="none" draw:textarea-horizontal-align="left" draw:textarea-vertical-align="top" fo:margin="0.000000000000000pt" style:flow-with-text="true" style:horizontal-pos="from-left" style:horizontal-rel="page" style:vertical-pos="from-top" style:vertical-rel="page" style:wrap="biggest" style:wrap-contour="true" style:wrap-contour-mode="outside" style:wrap-dynamic-threshold="0.000000000000000pt"/>
    </style:style>
  </office:automatic-styles>
  <office:body>
    <office:text>
      <text:tracked-changes text:track-changes="false"/>
      <text:p text:style-name="P2"><text:span text:style-name="T4">开发Open Wrod 过程问题记录</text:span></text:p>
      <text:p text:style-name="P3"/>
      <text:h text:outline-level="1" text:style-name="P4">编译</text:h>
      <text:p text:style-name="P5"><text:span text:style-name="T5">在使用自动编译过程中显示utf8 字符路径 :shellpower : <text:s text:c="2"/>--&gt; utf8</text:span></text:p>
      <text:p text:style-name="P5"/>
      <text:p text:style-name="P5"/>
      <text:p text:style-name="P5"><draw:frame draw:style-name="gr1" xml:id="shape-1" draw:id="shape-1" draw:z-index="0" svg:width="476.12499999996pt" svg:height="257.90104166664pt" text:anchor-type="as-char"><draw:image xlink:type="simple" xlink:show="embed" xlink:actuate="onLoad" xlink:href="Pictures/image1.png"/></draw:frame></text:p>
      <table:table table:style-name="Table1">
        <table:table-column table:style-name="Table1.A" table:number-columns-repeated="7"/>
        <table:table-row>
          <table:table-cell table:style-name="Table1.A1">
            <text:p text:style-name="P6">序号</text:p>
          </table:table-cell>
          <table:table-cell table:style-name="Table1.B1">
            <text:p text:style-name="P6">时间</text:p>
          </table:table-cell>
          <table:table-cell table:style-name="Table1.B1">
            <text:p text:style-name="P6">问题描述内容</text:p>
          </table:table-cell>
          <table:table-cell table:style-name="Table1.B1">
            <text:p text:style-name="P6">解决方式</text:p>
          </table:table-cell>
          <table:table-cell table:style-name="Table1.B1">
            <text:p text:style-name="P6">记录</text:p>
          </table:table-cell>
          <table:table-cell table:style-name="Table1.B1">
            <text:p text:style-name="P6">备注</text:p>
          </table:table-cell>
          <table:table-cell table:style-name="Table1.B1">
            <text:p text:style-name="P6">？</text:p>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style-name="Table1.5">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row>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cell table:style-name="Table1.B1">
            <text:p text:style-name="P6"/>
          </table:table-cell>
        </table:table-row>
      </table:table>
      <text:p text:style-name="P6"/>
      <text:p text:style-name="P5"/>
      <text:p text:style-name="P5"/>
      <text:p text:style-name="P5"/>
      <text:p text:style-name="P5"/>
      <text:p text:style-name="P5"/>
      <text:p text:style-name="P5"/>
      <text:p text:style-name="P5"/>
      <text:p text:style-name="P5"/>
      <text:p text:style-name="P5"/>
      <text:p text:style-name="P5"/>
      <text:p text:style-name="P5"/>
      <text:h text:outline-level="1" text:style-name="P7"><text:span text:style-name="T6">需求</text:span></text:h>
      <text:p text:style-name="P5"><text:span text:style-name="T5">浮动工具集合箱需要参考libreoffice，只保留或者支持记忆工具的显示隐藏</text:span></text:p>
      <text:p text:style-name="P5"/>
      <text:p text:style-name="P5"><draw:frame draw:style-name="gr2" xml:id="shape-2" draw:id="shape-2" draw:z-index="0" svg:width="366.16671922113pt" svg:height="595.44238134854pt" text:anchor-type="as-char"><draw:image xlink:type="simple" xlink:show="embed" xlink:actuate="onLoad" xlink:href="Pictures/image2.png"/></draw:frame></text:p>
      <text:p text:style-name="P8"/>
      <text:h text:outline-level="1" text:style-name="P4"><text:span text:style-name="T5"><text:bookmark text:name="代码框架|outline1"/>代码框架</text:span></text:h>
      <text:p text:style-name="P5"><text:span text:style-name="T7">docx文档的结构图</text:span></text:p>
      <text:p text:style-name="P9"><draw:frame draw:style-name="gr2" xml:id="shape-3" draw:id="shape-3" draw:z-index="0" svg:width="124.13625078741pt" svg:height="99.30900062993pt" text:anchor-type="as-char"><draw:image xlink:type="simple" xlink:show="embed" xlink:actuate="onLoad" xlink:href="Pictures/image3.png"/></draw:frame><draw:frame draw:style-name="gr2" xml:id="shape-4" draw:id="shape-4" draw:z-index="0" svg:width="120.21944997430pt" svg:height="99.31588196174pt" text:anchor-type="as-char"><draw:image xlink:type="simple" xlink:show="embed" xlink:actuate="onLoad" xlink:href="Pictures/image4.png"/></draw:frame></text:p>
      <text:p text:style-name="P5"><draw:frame draw:style-name="gr2" xml:id="shape-5" draw:id="shape-5" draw:z-index="0" svg:width="219.19541712616pt" svg:height="193.80280473669pt" text:anchor-type="as-char"><draw:image xlink:type="simple" xlink:show="embed" xlink:actuate="onLoad" xlink:href="Pictures/image5.png"/></draw:frame></text:p>
      <text:p text:style-name="P5"/>
      <text:p text:style-name="P5"/>
      <text:p text:style-name="P5"/>
      <text:p text:style-name="P5"><text:span text:style-name="T5">过程中代码记录要点：</text:span></text:p>
      <text:p text:style-name="P5"><text:span text:style-name="T5">界面说明：</text:span></text:p>
      <text:p text:style-name="P5"/>
      <text:p text:style-name="P5"><text:span text:style-name="T5">KoOpenPane是 Open Existing Document 界面</text:span></text:p>
      <text:p text:style-name="P5"><text:span text:style-name="T5">KoDetailsPane是显示最近打开文件+打开这个文档 ：的界面</text:span></text:p>
      <text:p text:style-name="P5"><text:span text:style-name="T5">class KoRecentDocumentsPane : public KoDetailsPane 是KoDetailsPane 具体的动作实现类</text:span></text:p>
      <text:p text:style-name="P5"><text:span text:style-name="T5">KoRecentDocumentsPane.h {static const int MAX_RECENTFILES_ENTRIES = 20;//recent files }</text:span></text:p>
      <text:p text:style-name="P5"/>
      <text:p text:style-name="P5"/>
      <text:p text:style-name="P5"><text:span text:style-name="T5">对象创建过程：</text:span></text:p>
      <text:p text:style-name="P5"/>
      <text:p text:style-name="P5"><text:span text:style-name="T5">创建 KoPart过程</text:span></text:p>
      <text:p text:style-name="P5"><text:span text:style-name="T5">bool KoApplication::start()</text:span></text:p>
      <text:p text:style-name="P5"><text:span text:style-name="T5">---&gt; KoPart *part = entry.createKoPart(&amp;errorMsg);</text:span></text:p>
      <text:p text:style-name="P5"><text:span text:style-name="T5">---&gt; KoPart *KoDocumentEntry::createKoPart(QString* errorMsg) const</text:span></text:p>
      <text:p text:style-name="P5"><text:span text:style-name="T5">---&gt; QObject* KWFactory::create( 中创建 KoPart</text:span></text:p>
      <text:p text:style-name="P5"><text:span text:style-name="T5">同时释放采用延后释放： 在 void KoPart::deleteOpenPane(bool closing)---&gt; ：d-&gt;startUpWidget-&gt;hide(); <text:s text:c="4"/>d-&gt;startUpWidget-&gt;deleteLater();</text:span></text:p>
      <text:p text:style-name="P5"/>
      <text:p text:style-name="P5"/>
      <text:p text:style-name="P5"><text:span text:style-name="T5">KoOpenPane KoRecentDocumentsPane 创建过程 【KoPart 中】</text:span></text:p>
      <text:p text:style-name="P5"><text:span text:style-name="T5">创建过程 ：KoPart::showStartUpWidget--》创建 <text:s/>KoOpenPane ，在KoOpenPane::initRecentDocs()中 创建KoRecentDocumentsPane</text:span></text:p>
      <text:p text:style-name="P5"><text:span text:style-name="T5">{</text:span></text:p>
      <text:p text:style-name="P5"><text:span text:style-name="T5">在 void KoPart::showStartUpWidget(KoMainWindow *mainWindow, bool alwaysShow) 中</text:span></text:p>
      <text:p text:style-name="P5"><text:span text:style-name="T5">创建 d-&gt;startUpWidget = createOpenPane(mainWindow, d-&gt;templatesResourcePath);</text:span></text:p>
      <text:p text:style-name="P5"><text:span text:style-name="T5">在</text:span></text:p>
      <text:p text:style-name="P5"><text:span text:style-name="T5">KoOpenPane *KoPart::createOpenPane(QWidget *parent, const QString&amp; templatesResourcePath) 中</text:span></text:p>
      <text:p text:style-name="P5"><text:span text:style-name="T5">创建KoOpenPane <text:s/>KoOpenPane *openPane = new KoOpenPane(parent, mimeFilter, templatesResourcePath);</text:span></text:p>
      <text:p text:style-name="P5"/>
      <text:p text:style-name="P5"/>
      <text:p text:style-name="P5"><text:span text:style-name="T5">void KoOpenPane::initRecentDocs()</text:span></text:p>
      <text:p text:style-name="P5"><text:span text:style-name="T5">{</text:span></text:p>
      <text:p text:style-name="P5"><text:span text:style-name="T5"><text:s/>KoRecentDocumentsPane* recentDocPane = new KoRecentDocumentsPane(this, header);</text:span></text:p>
      <text:p text:style-name="P5"><text:span text:style-name="T5">}</text:span></text:p>
      <text:p text:style-name="P5"/>
      <text:p text:style-name="P5"><text:span text:style-name="T5">}</text:span></text:p>
      <text:p text:style-name="P5"/>
      <text:p text:style-name="P5"><text:span text:style-name="T5">所有插件通过KoPluginLoader::load(...) 来添加的</text:span></text:p>
      <text:p text:style-name="P5"><text:span text:style-name="T5">例如：</text:span></text:p>
      <text:p text:style-name="P5"><text:span text:style-name="T5">void KoDockRegistry::init()</text:span></text:p>
      <text:p text:style-name="P5"><text:span text:style-name="T5">{</text:span></text:p>
      <text:p text:style-name="P5"><text:span text:style-name="T5"><text:s text:c="4"/>KoPluginLoader::PluginsConfig config;</text:span></text:p>
      <text:p text:style-name="P5"><text:span text:style-name="T5"><text:s text:c="4"/>config.whiteList = "DockerPlugins";</text:span></text:p>
      <text:p text:style-name="P5"><text:span text:style-name="T5"><text:s text:c="4"/>config.blacklist = "DockerPluginsDisabled";</text:span></text:p>
      <text:p text:style-name="P5"><text:span text:style-name="T5"><text:s text:c="4"/>config.group = "calligra";</text:span></text:p>
      <text:p text:style-name="P5"><text:span text:style-name="T5"><text:s text:c="4"/>KoPluginLoader::load(QStringLiteral("calligra/dockers"), config);</text:span></text:p>
      <text:p text:style-name="P5"><text:span text:style-name="T5">}</text:span></text:p>
      <text:p text:style-name="P5"/>
      <text:p text:style-name="P5"/>
      <text:p text:style-name="P5"><text:span text:style-name="T5">////----------当前的激活得到窗体 <text:s/>-----------------</text:span></text:p>
      <text:p text:style-name="P5"><text:span text:style-name="T5">KoView *KoMainWindow::rootView() const</text:span></text:p>
      <text:p text:style-name="P5"><text:span text:style-name="T5">{</text:span></text:p>
      <text:p text:style-name="P5"><text:span text:style-name="T5"><text:s text:c="4"/>if (d-&gt;rootViews.indexOf(d-&gt;activeView) != -1)</text:span></text:p>
      <text:p text:style-name="P5"><text:span text:style-name="T5"><text:s text:c="4"/>{</text:span></text:p>
      <text:p text:style-name="P5"><text:span text:style-name="T5"><text:s text:c="8"/>return d-&gt;activeView;</text:span></text:p>
      <text:p text:style-name="P5"><text:span text:style-name="T5"><text:s text:c="4"/>}</text:span></text:p>
      <text:p text:style-name="P5"><text:span text:style-name="T5"><text:s text:c="4"/>return d-&gt;rootViews.empty() ? nullptr : d-&gt;rootViews.first();</text:span></text:p>
      <text:p text:style-name="P5"><text:span text:style-name="T5">}</text:span></text:p>
      <text:p text:style-name="P5"><text:span text:style-name="T5">///----------------------------------------------------</text:span></text:p>
      <text:p text:style-name="P5"/>
      <text:p text:style-name="P5"><text:span text:style-name="T5">///------------dockers 中 shape properties 对应的组件 class ShapePropertiesDocker : public QDockWidget, public KoCanvasObserverBase</text:span></text:p>
      <text:p text:style-name="P5"><text:span text:style-name="T5">显示时无法调整组件所在窗体</text:span></text:p>
      <text:p text:style-name="P5"/>
      <text:p text:style-name="P6"/>
      <text:p text:style-name="P5"><text:span text:style-name="T5">##-----------------$$ 修改右侧的工具内容显示方式：--------------------------------------------------------------</text:span></text:p>
      <text:p text:style-name="P5"><text:span text:style-name="T5">能够显示或者隐藏，有一个竖形线显示（参考libreoffice）</text:span></text:p>
      <text:p text:style-name="P5"/>
      <text:p text:style-name="P5"><text:span text:style-name="T5">目前 判断 整个面板容器是KoModeBoxDocker，需求对这个容器进行显示或者隐藏</text:span></text:p>
      <text:p text:style-name="P5"><text:span text:style-name="T5">通过KoModeBox（目前定义的名称 为main tool）嵌入 容器KoModeBoxDocker 中</text:span></text:p>
      <text:p text:style-name="P5"><text:span text:style-name="T5">KoModeBoxDocker::KoModeBoxDocker(KoModeBox *modeBox)</text:span></text:p>
      <text:p text:style-name="P5"><text:span text:style-name="T5"><text:s text:c="4"/>: m_modeBox(modeBox)</text:span></text:p>
      <text:p text:style-name="P5"><text:span text:style-name="T5">{</text:span></text:p>
      <text:p text:style-name="P5"><text:span text:style-name="T5"><text:s text:c="4"/>setWidget(modeBox);</text:span></text:p>
      <text:p text:style-name="P5"><text:span text:style-name="T5">// <text:s text:c="3"/>setFeatures(QDockWidget::DockWidgetMovable | QDockWidget::DockWidgetFloatable);</text:span></text:p>
      <text:p text:style-name="P5"><text:span text:style-name="T5"><text:s text:c="4"/>setFeatures(AllDockWidgetFeatures);</text:span></text:p>
      <text:p text:style-name="P5"><text:span text:style-name="T5"><text:s text:c="4"/>setWindowTitle("MainTool");//openword20210531</text:span></text:p>
      <text:p text:style-name="P5"><text:span text:style-name="T5"><text:s text:c="4"/>setObjectName("ModeBox");</text:span></text:p>
      <text:p text:style-name="P5"/>
      <text:p text:style-name="P5"><text:span text:style-name="T5"><text:s text:c="4"/>connect(this, SIGNAL(dockLocationChanged(Qt::DockWidgetArea)), this, SLOT(locationChanged(Qt::DockWidgetArea)));</text:span></text:p>
      <text:p text:style-name="P5"><text:span text:style-name="T5">}</text:span></text:p>
      <text:p text:style-name="P5"/>
      <text:p text:style-name="P5"><text:span text:style-name="T5">///</text:span></text:p>
      <text:p text:style-name="P5"><text:span text:style-name="T5">void KoModeBoxDocker::locationChanged(Qt::DockWidgetArea area)</text:span></text:p>
      <text:p text:style-name="P5"/>
      <text:p text:style-name="P5"><text:span text:style-name="T5">KoModeBoxDocker 中选中某一项响应</text:span></text:p>
      <text:p text:style-name="P5"><text:span text:style-name="T5">void KoModeBox::toolSelected(int index)</text:span></text:p>
      <text:p text:style-name="P5"><text:span text:style-name="T5">{</text:span></text:p>
      <text:p text:style-name="P5"><text:span text:style-name="T5"><text:s text:c="4"/>if (index != -1)</text:span></text:p>
      <text:p text:style-name="P5"><text:span text:style-name="T5"><text:s text:c="4"/>{</text:span></text:p>
      <text:p text:style-name="P5"><text:span text:style-name="T5"><text:s text:c="8"/>d-&gt;addedToolActions.at(index)-&gt;trigger();</text:span></text:p>
      <text:p text:style-name="P5"><text:span text:style-name="T5"><text:s text:c="4"/>}</text:span></text:p>
      <text:p text:style-name="P5"><text:span text:style-name="T5">}</text:span></text:p>
      <text:p text:style-name="P5"/>
      <text:p text:style-name="P5"><text:span text:style-name="T5">$$$---------------------------------------------------------------</text:span></text:p>
      <text:p text:style-name="P5"><text:span text:style-name="T5">class ToolDockerFactory : public KoDockFactoryBase</text:span></text:p>
      <text:p text:style-name="P5"><text:span text:style-name="T5">{</text:span></text:p>
      <text:p text:style-name="P5"><text:span text:style-name="T5">public:</text:span></text:p>
      <text:p text:style-name="P5"><text:span text:style-name="T5"><text:s text:c="4"/>ToolDockerFactory() : KoDockFactoryBase() { }</text:span></text:p>
      <text:p text:style-name="P5"/>
      <text:p text:style-name="P5"><text:span text:style-name="T5"><text:s text:c="4"/>QString id() const override</text:span></text:p>
      <text:p text:style-name="P5"><text:span text:style-name="T5"><text:s text:c="4"/>{</text:span></text:p>
      <text:p text:style-name="P5"><text:span text:style-name="T5"><text:s text:c="8"/>return "sharedtooldocker";////??????????????当前是那个控件？？？？？20210605</text:span></text:p>
      <text:p text:style-name="P5"><text:span text:style-name="T5"><text:s text:c="4"/>}</text:span></text:p>
      <text:p text:style-name="P5"/>
      <text:p text:style-name="P5"><text:span text:style-name="T5"><text:s text:c="4"/>QDockWidget* createDockWidget() override</text:span></text:p>
      <text:p text:style-name="P5"><text:span text:style-name="T5"><text:s text:c="4"/>{</text:span></text:p>
      <text:p text:style-name="P5"><text:span text:style-name="T5"><text:s text:c="8"/>KoToolDocker * dockWidget = new KoToolDocker();</text:span></text:p>
      <text:p text:style-name="P5"><text:span text:style-name="T5"><text:s text:c="8"/>return dockWidget;</text:span></text:p>
      <text:p text:style-name="P5"><text:span text:style-name="T5"><text:s text:c="4"/>}</text:span></text:p>
      <text:p text:style-name="P5"/>
      <text:p text:style-name="P5"><text:span text:style-name="T5"><text:s text:c="4"/>DockPosition defaultDockPosition() const override</text:span></text:p>
      <text:p text:style-name="P5"><text:span text:style-name="T5"><text:s text:c="4"/>{</text:span></text:p>
      <text:p text:style-name="P5"><text:span text:style-name="T5"><text:s text:c="8"/>return DockRight;</text:span></text:p>
      <text:p text:style-name="P5"><text:span text:style-name="T5"><text:s text:c="4"/>}</text:span></text:p>
      <text:p text:style-name="P5"><text:span text:style-name="T5">};</text:span></text:p>
      <text:p text:style-name="P5"/>
      <text:p text:style-name="P5"><text:span text:style-name="T5">$$------------------------------------------------------------------</text:span></text:p>
      <text:p text:style-name="P5"/>
      <text:p text:style-name="P5"/>
      <text:p text:style-name="P5"/>
      <text:p text:style-name="P5"><text:span text:style-name="T5">KoDockerManager::KoDockerManager(KoMainWindow *mainWindow)</text:span></text:p>
      <text:p text:style-name="P5"/>
      <text:p text:style-name="P5"/>
      <text:p text:style-name="P5"/>
      <text:p text:style-name="P5"><text:span text:style-name="T5">插件的添加方式：</text:span></text:p>
      <text:p text:style-name="P5"><text:span text:style-name="T5">KoToolRegistry::instance()-&gt;add(new TextToolFactory()){</text:span></text:p>
      <text:p text:style-name="P5"><text:span text:style-name="T5"><text:s text:c="3"/>KoToolRegistry::instance()-&gt;add(new TextToolFactory());</text:span></text:p>
      <text:p text:style-name="P5"><text:span text:style-name="T5"><text:s text:c="4"/>KoToolRegistry::instance()-&gt;add(new ReviewToolFactory());</text:span></text:p>
      <text:p text:style-name="P5"><text:span text:style-name="T5"><text:s text:c="4"/>KoToolRegistry::instance()-&gt;add(new ReferencesToolFactory());</text:span></text:p>
      <text:p text:style-name="P5"><text:span text:style-name="T5"><text:s text:c="4"/>KoShapeRegistry::instance()-&gt;add(new TextShapeFactory());</text:span></text:p>
      <text:p text:style-name="P5"><text:span text:style-name="T5"><text:s text:c="4"/>KoShapeRegistry::instance()-&gt;add(new AnnotationTextShapeFactory());</text:span></text:p>
      <text:p text:style-name="P5"><text:span text:style-name="T5"><text:tab/>KoDockRegistry::instance()-&gt;add(new TextDocumentInspectionDockerFactory());</text:span></text:p>
      <text:p text:style-name="P5"><text:span text:style-name="T5"><text:tab/>}</text:span></text:p>
      <text:p text:style-name="P5"><text:span text:style-name="T5"><text:tab/>dockRegistry-&gt;add(new KWStatisticsDockerFactory());</text:span></text:p>
      <text:p text:style-name="P5"><text:span text:style-name="T5"><text:s text:c="4"/>dockRegistry-&gt;add(new KWNavigationDockerFactory());</text:span></text:p>
      <text:p text:style-name="P5"><text:span text:style-name="T5"><text:tab/></text:span></text:p>
      <text:p text:style-name="P5"/>
      <text:p text:style-name="P5"><text:span text:style-name="T5">---------------------------&gt;<text:tab/></text:span></text:p>
      <text:p text:style-name="P5"><text:span text:style-name="T5">KoModeBoxFactory.cpp</text:span></text:p>
      <text:p text:style-name="P5"><text:span text:style-name="T5">QDockWidget* KoModeBoxFactory::createDockWidget() 中 【 dockWidget = factory-&gt;createDockWidget();】创建 KoModeBoxDocker容器 然后把创建的KoModeBox嵌入容器KoModeBoxDocker</text:span></text:p>
      <text:p text:style-name="P5"/>
      <text:p text:style-name="P5"><text:span text:style-name="T5">https://blog.csdn.net/czyt1988/article/details/51209619 可以参考容器的关系</text:span></text:p>
      <text:p text:style-name="P5"/>
      <text:p text:style-name="P5"><text:span text:style-name="T5">在 KoView::KoView(KoPart *part, KoDocument *document, QWidget *parent) 中 <text:s text:c="4"/>// add all plugins.<text:s text:c="2"/></text:span></text:p>
      <text:p text:style-name="P5"><text:span text:style-name="T5"><text:s text:c="3"/>foreach(const QString &amp; docker, KoDockRegistry::instance()-&gt;keys())</text:span></text:p>
      <text:p text:style-name="P5"><text:span text:style-name="T5"><text:s text:c="3"/></text:span></text:p>
      <text:p text:style-name="P5"><text:span text:style-name="T5"><text:s text:c="3"/></text:span></text:p>
      <text:p text:style-name="P5"><text:span text:style-name="T5"><text:s text:c="3"/></text:span></text:p>
      <text:p text:style-name="P5"><text:span text:style-name="T5"><text:s/>KoMainWindow::KoMainWindow( ) ----&gt; <text:s text:c="3"/>d-&gt;dockerManager = new KoDockerManager(this); <text:s/>---&gt;</text:span></text:p>
      <text:p text:style-name="P5"><text:span text:style-name="T5"><text:s/>d-&gt;toolOptionsDocker = qobject_cast&lt;KoToolDocker*&gt;(mainWindow-&gt;createDockWidget(&amp;toolDockerFactory)); <text:s/>----&gt;</text:span></text:p>
      <text:p text:style-name="P5"><text:span text:style-name="T5"><text:s/>dockWidget = factory-&gt;createDockWidget();</text:span></text:p>
      <text:p text:style-name="P5"><text:span text:style-name="T5"><text:s/></text:span></text:p>
      <text:p text:style-name="P5"><text:span text:style-name="T5"><text:s/></text:span></text:p>
      <text:p text:style-name="P5"><text:span text:style-name="T5"><text:s/></text:span></text:p>
      <text:p text:style-name="P5"><text:span text:style-name="T5"><text:s/></text:span></text:p>
      <text:p text:style-name="P5"><text:span text:style-name="T5">$$$---------------------------------------------------------------------------------</text:span></text:p>
      <text:p text:style-name="P5"><text:span text:style-name="T5">bool KoApplication::start()--------&gt;</text:span></text:p>
      <text:p text:style-name="P5"/>
      <text:p text:style-name="P5"><text:span text:style-name="T5">KoPart *part = entry.createKoPart(&amp;errorMsg); <text:s/>----&gt; 调用下面函数</text:span></text:p>
      <text:p text:style-name="P5"/>
      <text:p text:style-name="P5"><text:span text:style-name="T5">KoPart *KoDocumentEntry::createKoPart(QString* errorMsg) const <text:s/>----&gt;</text:span></text:p>
      <text:p text:style-name="P5"><text:span text:style-name="T5">{</text:span></text:p>
      <text:p text:style-name="P5"><text:span text:style-name="T5">KPluginFactory *factory = qobject_cast&lt;KPluginFactory *&gt;(obj);</text:span></text:p>
      <text:p text:style-name="P5"><text:span text:style-name="T5">KoPart *part <text:s text:c="11"/>= factory-&gt;create&lt;KoPart&gt;(0, QVariantList());<text:tab/><text:tab/></text:span></text:p>
      <text:p text:style-name="P5"><text:span text:style-name="T5">}</text:span></text:p>
      <text:p text:style-name="P5"><text:span text:style-name="T5">通过下面 创建窗体<text:s/></text:span></text:p>
      <text:p text:style-name="P5"><text:span text:style-name="T5">KoMainWindow *mainWindow = part-&gt;createMainWindow();</text:span></text:p>
      <text:p text:style-name="P5"/>
      <text:p text:style-name="P5"><text:span text:style-name="T5">然后显示窗体</text:span></text:p>
      <text:p text:style-name="P5"><text:span text:style-name="T5">KWPart::showStartUpWidget(KoMainWindow *parent, bool alwaysShow)</text:span></text:p>
      <text:p text:style-name="P5"/>
      <text:p text:style-name="P5"/>
      <text:p text:style-name="P5"/>
      <text:p text:style-name="P5"><text:span text:style-name="T5">$$$------------------------------------------------------------------------------------</text:span></text:p>
      <text:p text:style-name="P5"><text:span text:style-name="T5">KoToolProxy 代理所有鼠标键盘事件响应</text:span></text:p>
      <text:p text:style-name="P5"/>
      <text:p text:style-name="P5"/>
      <text:p text:style-name="P5"/>
      <text:p text:style-name="P5"/>
      <text:p text:style-name="P5"/>
      <text:p text:style-name="P5"><text:span text:style-name="T5">[[[[</text:span></text:p>
      <text:p text:style-name="P5"><text:span text:style-name="T5">KoView *view = d-&gt;rootPart-&gt;createView(doc, this); -----------------------&gt;&gt;&gt;&gt;&gt;&gt;&gt;&gt;&gt;&gt;</text:span></text:p>
      <text:p text:style-name="P5"><text:span text:style-name="T5">KoView *KWPart::createViewInstance(KoDocument *document, QWidget *parent)</text:span></text:p>
      <text:p text:style-name="P5"><text:span text:style-name="T5">{</text:span></text:p>
      <text:p text:style-name="P5"><text:span text:style-name="T5"><text:s text:c="4"/>KWView *view = new KWView(this, qobject_cast&lt;KWDocument*&gt;(document), parent);</text:span></text:p>
      <text:p text:style-name="P5"><text:span text:style-name="T5"><text:s text:c="4"/>setupViewInstance(document, view);</text:span></text:p>
      <text:p text:style-name="P5"><text:span text:style-name="T5"><text:s text:c="4"/>return view;</text:span></text:p>
      <text:p text:style-name="P5"><text:span text:style-name="T5">}</text:span></text:p>
      <text:p text:style-name="P5"/>
      <text:p text:style-name="P5"><text:span text:style-name="T5">------------------------&gt;</text:span></text:p>
      <text:p text:style-name="P5"/>
      <text:p text:style-name="P5"><text:span text:style-name="T5">KWView::KWView(KoPart *part, KWDocument *document, QWidget *parent)</text:span></text:p>
      <text:p text:style-name="P5"><text:span text:style-name="T5"><text:s text:c="4"/>: KoView(part, document, parent)</text:span></text:p>
      <text:p text:style-name="P5"><text:span text:style-name="T5"><text:s text:c="4"/>, m_canvas(0)</text:span></text:p>
      <text:p text:style-name="P5"><text:span text:style-name="T5"><text:s text:c="4"/>, m_textMinX(1)</text:span></text:p>
      <text:p text:style-name="P5"><text:span text:style-name="T5"><text:s text:c="4"/>, m_textMaxX(600)</text:span></text:p>
      <text:p text:style-name="P5"><text:span text:style-name="T5"><text:s text:c="4"/>, m_minPageNum(1)</text:span></text:p>
      <text:p text:style-name="P5"><text:span text:style-name="T5"><text:s text:c="4"/>, m_maxPageNum(1)</text:span></text:p>
      <text:p text:style-name="P5"><text:span text:style-name="T5"><text:s text:c="4"/>, m_isFullscreenMode(false)</text:span></text:p>
      <text:p text:style-name="P5"><text:span text:style-name="T5">{</text:span></text:p>
      <text:p text:style-name="P5"><text:span text:style-name="T5"><text:s text:c="4"/>setAcceptDrops(true);</text:span></text:p>
      <text:p text:style-name="P5"/>
      <text:p text:style-name="P5"><text:span text:style-name="T5"><text:s text:c="4"/>m_document = document;</text:span></text:p>
      <text:p text:style-name="P5"><text:span text:style-name="T5"><text:s text:c="4"/>m_snapToGrid = m_document-&gt;gridData().snapToGrid();</text:span></text:p>
      <text:p text:style-name="P5"><text:span text:style-name="T5"><text:s text:c="4"/>m_gui = new KWGui(QString(), this);</text:span></text:p>
      <text:p text:style-name="P5"><text:span text:style-name="T5"><text:s text:c="4"/>m_canvas = m_gui-&gt;canvas();</text:span></text:p>
      <text:p text:style-name="P5"><text:span text:style-name="T5">}<text:s text:c="3"/></text:span></text:p>
      <text:p text:style-name="P5"><text:span text:style-name="T5">}</text:span></text:p>
      <text:p text:style-name="P5"><text:span text:style-name="T5">-----------------------&gt; <text:s text:c="3"/>KWGui::KWGui(const QString &amp;viewMode, KWView *parent)</text:span></text:p>
      <text:p text:style-name="P5"/>
      <text:p text:style-name="P5"/>
      <text:p text:style-name="P5"/>
      <text:p text:style-name="P5"><text:span text:style-name="T5">文档编辑中，文字中光标选中时间，对应的响应事件</text:span></text:p>
      <text:p text:style-name="P5"><text:span text:style-name="T5">void TextTool::editingPluginEvents()</text:span></text:p>
      <text:p text:style-name="P5"/>
      <text:p text:style-name="P5"><text:span text:style-name="T5">编辑中 对应的文字中URL 的链接 函数 void TextTool::runUrl(KoPointerEvent *event, QString &amp;url)</text:span></text:p>
      <text:p text:style-name="P5"/>
      <text:p text:style-name="P5"/>
      <text:p text:style-name="P5"/>
      <text:p text:style-name="P5"><text:span text:style-name="T5">$$------------------------------</text:span></text:p>
      <text:p text:style-name="P5"><text:span text:style-name="T5">KoDocument.cpp 中存储了各个文档的类型 后缀</text:span></text:p>
      <text:p text:style-name="P5"/>
      <text:p text:style-name="P5"/>
      <text:p text:style-name="P5"/>
      <text:p text:style-name="P5"><text:span text:style-name="T5">$$-----------------------------</text:span></text:p>
      <text:p text:style-name="P5"><text:span text:style-name="T5">style manager界面的语言调试通过</text:span></text:p>
      <text:p text:style-name="P5"><text:span text:style-name="T5">void KoGlobal::createListOfLanguages()<text:s/></text:span></text:p>
      <text:p text:style-name="P5"><text:span text:style-name="T5">读取语言进行翻译</text:span></text:p>
      <text:p text:style-name="P5"/>
      <text:p text:style-name="P5"/>
      <text:p text:style-name="P5"/>
      <text:p text:style-name="P5"><text:span text:style-name="T5">$$$$$$$$$$$$$$$$$$$---------------------------------------------------------------------------</text:span></text:p>
      <text:p text:style-name="P5"><text:span text:style-name="T5">文档编辑中，滚动条工具</text:span></text:p>
      <text:p text:style-name="P5"><text:span text:style-name="T5">class FLAKE_EXPORT KoCanvasControllerWidget : public QAbstractScrollArea, public KoCanvasController</text:span></text:p>
      <text:p text:style-name="P5"/>
      <text:p text:style-name="P5"><text:span text:style-name="T5">KWGui::KWGui(const QString &amp;viewMode, KWView *parent) -------------------&gt;</text:span></text:p>
      <text:p text:style-name="P5"><text:span text:style-name="T5">KoCanvasControllerWidget *canvasController = new KoCanvasControllerWidget(m_view-&gt;actionCollection(), this);</text:span></text:p>
      <text:p text:style-name="P5"><text:span text:style-name="T5"><text:s text:c="4"/>m_canvasController = canvasController;</text:span></text:p>
      <text:p text:style-name="P5"><text:span text:style-name="T5"><text:tab/></text:span></text:p>
      <text:p text:style-name="P5"><text:span text:style-name="T5"><text:tab/>------------------------&gt;&gt;&gt;&gt;&gt;&gt;&gt;&gt;&gt;&gt;&gt;&gt;&gt;&gt;&gt;&gt;&gt;&gt;&gt;</text:span></text:p>
      <text:p text:style-name="P5"><text:span text:style-name="T5">gridLayout-&gt;addWidget(canvasController, 1, 1);</text:span></text:p>
      <text:p text:style-name="P5"/>
      <text:p text:style-name="P5"/>
      <text:p text:style-name="P5"/>
      <text:p text:style-name="P5"><text:span text:style-name="T5">------------------------------------------------------------------</text:span></text:p>
      <text:p text:style-name="P5"><text:span text:style-name="T5">显示各个组件的标题内容title</text:span></text:p>
      <text:p text:style-name="P5"><text:span text:style-name="T5">void KoMainWindow::showDockerTitleBars(bool show)</text:span></text:p>
      <text:p text:style-name="P5"><text:span text:style-name="T5">{</text:span></text:p>
      <text:p text:style-name="P5"><text:span text:style-name="T5"><text:s text:c="4"/>foreach (QDockWidget *dock, dockWidgets())</text:span></text:p>
      <text:p text:style-name="P5"><text:span text:style-name="T5"><text:s text:c="4"/>{</text:span></text:p>
      <text:p text:style-name="P5"><text:span text:style-name="T5"><text:s text:c="8"/>if (dock-&gt;titleBarWidget())</text:span></text:p>
      <text:p text:style-name="P5"><text:span text:style-name="T5"><text:s text:c="8"/>{</text:span></text:p>
      <text:p text:style-name="P5"><text:span text:style-name="T5"><text:s text:c="12"/>dock-&gt;titleBarWidget()-&gt;setVisible(show);</text:span></text:p>
      <text:p text:style-name="P5"><text:span text:style-name="T5"><text:s text:c="8"/>}</text:span></text:p>
      <text:p text:style-name="P5"><text:span text:style-name="T5"><text:s text:c="4"/>}</text:span></text:p>
      <text:p text:style-name="P5"/>
      <text:p text:style-name="P5"><text:span text:style-name="T5"><text:s text:c="4"/>KConfigGroup configGroupInterface = <text:s/>KSharedConfig::openConfig()-&gt;group("Interface");</text:span></text:p>
      <text:p text:style-name="P5"><text:span text:style-name="T5"><text:s text:c="4"/>configGroupInterface.writeEntry("ShowDockerTitleBars", show);</text:span></text:p>
      <text:p text:style-name="P5"><text:span text:style-name="T5">}</text:span></text:p>
      <text:p text:style-name="P5"><text:span text:style-name="T5">////////////////</text:span></text:p>
      <text:p text:style-name="P5"/>
      <text:p text:style-name="P5"><text:span text:style-name="T5">添加了显示或者隐藏工具箱的按钮</text:span></text:p>
      <text:p text:style-name="P5"><text:span text:style-name="T5">在 KWGui::KWGui(const QString &amp;viewMode, KWView *parent)：</text:span></text:p>
      <text:p text:style-name="P5"><text:span text:style-name="T5">{</text:span></text:p>
      <text:p text:style-name="P5"><text:span text:style-name="T5"><text:tab/>//将QDockWidget 和 窗体关联起来代码设置</text:span></text:p>
      <text:p text:style-name="P5"><text:span text:style-name="T5"><text:s text:c="4"/>if (m_view-&gt;mainWindow())</text:span></text:p>
      <text:p text:style-name="P5"><text:span text:style-name="T5"><text:s text:c="4"/>{</text:span></text:p>
      <text:p text:style-name="P5"><text:span text:style-name="T5"><text:s text:c="8"/>KoModeBoxFactory modeBoxFactory(canvasController, qApp-&gt;applicationName(), i18n("Tools"));</text:span></text:p>
      <text:p text:style-name="P5"><text:span text:style-name="T5"><text:s text:c="8"/>QDockWidget* modeBox = m_view-&gt;mainWindow()-&gt;createDockWidget(&amp;modeBoxFactory);</text:span></text:p>
      <text:p text:style-name="P5"><text:span text:style-name="T5"><text:tab/><text:tab/></text:span></text:p>
      <text:p text:style-name="P5"><text:span text:style-name="T5"><text:s text:c="8"/>m_view-&gt;mainWindow()-&gt;dockerManager()-&gt;removeToolOptionsDocker();</text:span></text:p>
      <text:p text:style-name="P5"><text:span text:style-name="T5"><text:tab/><text:tab/>//modeBox = class KoModeBoxDocker : public QDockWidget, public KoCanvasObserverBase</text:span></text:p>
      <text:p text:style-name="P5"><text:span text:style-name="T5"><text:tab/><text:tab/>//所以可以使用dynamic_cast&lt;KoCanvasObserverBase*&gt;进行关联</text:span></text:p>
      <text:p text:style-name="P5"><text:span text:style-name="T5"><text:s text:c="8"/>dynamic_cast&lt;KoCanvasObserverBase*&gt;(modeBox)-&gt;setObservedCanvas(m_canvas);</text:span></text:p>
      <text:p text:style-name="P5"><text:span text:style-name="T5"><text:s text:c="4"/>}</text:span></text:p>
      <text:p text:style-name="P5"><text:span text:style-name="T5"><text:tab/></text:span></text:p>
      <text:p text:style-name="P5"><text:span text:style-name="T5"><text:tab/></text:span></text:p>
      <text:p text:style-name="P5"><text:span text:style-name="T5"><text:tab/>....</text:span></text:p>
      <text:p text:style-name="P5"><text:span text:style-name="T5"><text:s text:c="4"/>//openword <text:s/>add2021-0605</text:span></text:p>
      <text:p text:style-name="P5"><text:span text:style-name="T5"><text:s text:c="4"/>m_showtoolbox = new QToolButton();</text:span></text:p>
      <text:p text:style-name="P5"><text:span text:style-name="T5"><text:s text:c="4"/>if (m_showtoolbox)</text:span></text:p>
      <text:p text:style-name="P5"><text:span text:style-name="T5"><text:s text:c="4"/>{</text:span></text:p>
      <text:p text:style-name="P5"><text:span text:style-name="T5"><text:s text:c="8"/>m_showtoolbox-&gt;setArrowType(Qt::ArrowType::RightArrow);</text:span></text:p>
      <text:p text:style-name="P5"><text:span text:style-name="T5"><text:s text:c="8"/>m_showtoolbox-&gt;setAutoRaise(true);</text:span></text:p>
      <text:p text:style-name="P5"><text:span text:style-name="T5"><text:s text:c="8"/>m_showtoolbox-&gt;setToolTip("显示工具箱");</text:span></text:p>
      <text:p text:style-name="P5"><text:span text:style-name="T5"><text:s text:c="8"/>gridLayout-&gt;addWidget(m_showtoolbox, 1, 2);</text:span></text:p>
      <text:p text:style-name="P5"><text:span text:style-name="T5"><text:s text:c="4"/>}</text:span></text:p>
      <text:p text:style-name="P5"><text:span text:style-name="T5">}</text:span></text:p>
      <text:p text:style-name="P5"/>
      <text:p text:style-name="P5"/>
      <text:p text:style-name="P5"/>
      <text:p text:style-name="P5"><text:span text:style-name="T5">//----</text:span></text:p>
      <text:p text:style-name="P5"><text:span text:style-name="T5">是否为maintool 工具列表组合？？？</text:span></text:p>
      <text:p text:style-name="P5"><text:span text:style-name="T5">void KoModeBox::setOptionWidgets(const QList&lt;QPointer&lt;QWidget&gt; &gt; &amp;optionWidgetList)</text:span></text:p>
      <text:p text:style-name="P5"/>
      <text:p text:style-name="P5"/>
      <text:p text:style-name="P5"><text:span text:style-name="T5">/// 组件的锁的功能</text:span></text:p>
      <text:p text:style-name="P5"><text:span text:style-name="T5">void KoDockWidgetTitleBar::setLocked(bool locked)</text:span></text:p>
      <text:p text:style-name="P5"/>
      <text:p text:style-name="P5"/>
      <text:p text:style-name="P5"><text:span text:style-name="T5">//增加按钮来显示或者隐藏工具箱</text:span></text:p>
      <text:p text:style-name="P5"><text:span text:style-name="T5">void KWGui::visibleDockWidget(bool checked)</text:span></text:p>
      <text:p text:style-name="P5"/>
      <text:p text:style-name="P5"/>
      <text:p text:style-name="P5"><text:span text:style-name="T5"><text:s text:c="4"/>// add all plugins. 读取配置信息</text:span></text:p>
      <text:p text:style-name="P5"><text:span text:style-name="T5"><text:s text:c="4"/>foreach(const QString &amp; docker, KoDockRegistry::instance()-&gt;keys())</text:span></text:p>
      <text:p text:style-name="P5"><text:span text:style-name="T5"><text:s text:c="4"/>{</text:span></text:p>
      <text:p text:style-name="P5"><text:span text:style-name="T5"><text:s text:c="8"/>debugMain&lt;&lt;"foreach(const QString &amp; docker, KoDockRegistry::instance()-&gt;keys())"&lt;&lt;docker;</text:span></text:p>
      <text:p text:style-name="P5"><text:span text:style-name="T5"><text:s text:c="8"/>KoDockFactoryBase *factory = KoDockRegistry::instance()-&gt;value(docker);</text:span></text:p>
      <text:p text:style-name="P5"><text:span text:style-name="T5"><text:s text:c="8"/>if (mainWindow())</text:span></text:p>
      <text:p text:style-name="P5"><text:span text:style-name="T5"><text:s text:c="8"/>{</text:span></text:p>
      <text:p text:style-name="P5"><text:span text:style-name="T5"><text:s text:c="12"/>mainWindow()-&gt;createDockWidget(factory);</text:span></text:p>
      <text:p text:style-name="P5"><text:span text:style-name="T5"><text:s text:c="8"/>}</text:span></text:p>
      <text:p text:style-name="P5"><text:span text:style-name="T5"><text:s text:c="4"/>}</text:span></text:p>
      <text:p text:style-name="P5"><text:span text:style-name="T5"><text:tab/></text:span></text:p>
      <text:p text:style-name="P5"/>
      <text:p text:style-name="P5"><text:span text:style-name="T5"><text:tab/><text:tab/>KConfigGroup group = <text:s/>KSharedConfig::openConfig()-&gt;group(d-&gt;rootPart-&gt;componentData().componentName()).group("DockWidget " + factory-&gt;id());</text:span></text:p>
      <text:p text:style-name="P5"><text:span text:style-name="T5"><text:tab/>collapsed = group.readEntry("Collapsed", collapsed);</text:span></text:p>
      <text:p text:style-name="P5"><text:span text:style-name="T5"><text:tab/>locked = group.readEntry("Locked", locked);</text:span></text:p>
      <text:p text:style-name="P5"><text:span text:style-name="T5"><text:tab/></text:span></text:p>
      <text:p text:style-name="P5"><text:span text:style-name="T5"><text:tab/><text:tab/><text:tab/>// Save collapsable state of dock widgets</text:span></text:p>
      <text:p text:style-name="P5"><text:span text:style-name="T5">for (QMap&lt;QString, QDockWidget*&gt;::const_iterator i = d-&gt;dockWidgetsMap.constBegin();</text:span></text:p>
      <text:p text:style-name="P5"><text:span text:style-name="T5"><text:tab/><text:tab/>i != d-&gt;dockWidgetsMap.constEnd(); ++i)</text:span></text:p>
      <text:p text:style-name="P5"><text:span text:style-name="T5">{</text:span></text:p>
      <text:p text:style-name="P5"><text:span text:style-name="T5"><text:tab/>if (i.value()-&gt;widget())</text:span></text:p>
      <text:p text:style-name="P5"><text:span text:style-name="T5"><text:tab/>{</text:span></text:p>
      <text:p text:style-name="P5"><text:span text:style-name="T5"><text:tab/><text:tab/>KConfigGroup dockGroup = group.group(QString("DockWidget ") + i.key());</text:span></text:p>
      <text:p text:style-name="P5"><text:span text:style-name="T5"><text:tab/><text:tab/>dockGroup.writeEntry("Collapsed", i.value()-&gt;widget()-&gt;isHidden());</text:span></text:p>
      <text:p text:style-name="P5"><text:span text:style-name="T5"><text:tab/><text:tab/>dockGroup.writeEntry("Locked", i.value()-&gt;property("Locked").toBool());</text:span></text:p>
      <text:p text:style-name="P5"><text:span text:style-name="T5"><text:tab/><text:tab/>dockGroup.writeEntry("DockArea", (int) dockWidgetArea(i.value()));</text:span></text:p>
      <text:p text:style-name="P5"><text:span text:style-name="T5"><text:tab/>}</text:span></text:p>
      <text:p text:style-name="P5"><text:span text:style-name="T5">}</text:span></text:p>
      <text:p text:style-name="P5"/>
      <text:p text:style-name="P5"/>
      <text:p text:style-name="P5"/>
      <text:p text:style-name="P5"><text:span text:style-name="T5">//选择图片的对话框 <text:s/>------&gt;</text:span></text:p>
      <text:p text:style-name="P5"><text:span text:style-name="T5">KUndo2Command* addShape(KoShape *shape, bool showDialog, KUndo2Command *parent)</text:span></text:p>
      <text:p text:style-name="P5"/>
      <text:p text:style-name="P5"><text:span text:style-name="T5">获取选择的图片的路径</text:span></text:p>
      <text:p text:style-name="P5"/>
      <text:p text:style-name="P5"><text:span text:style-name="T5">-----------&gt;</text:span></text:p>
      <text:p text:style-name="P5"><text:span text:style-name="T5">void PictureShapeLoadWaiter::setImageData(KJob *job)</text:span></text:p>
      <text:p text:style-name="P5"/>
      <text:p text:style-name="P5"><text:span text:style-name="T5">是否关系到 QImage KoImageData::image() const <text:s text:c="2"/>???</text:span></text:p>
      <text:p text:style-name="P5"/>
      <text:p text:style-name="P5"><text:span text:style-name="T5">KoShape *KoShapeRegistry::Private::createShapeInternal(const KoXmlElement &amp;fullElement,</text:span></text:p>
      <text:p text:style-name="P5"><text:span text:style-name="T5"><text:s text:c="8"/>KoShapeLoadingContext &amp;context,</text:span></text:p>
      <text:p text:style-name="P5"><text:span text:style-name="T5"><text:s text:c="8"/>const KoXmlElement &amp;element) const</text:span></text:p>
      <text:p text:style-name="P5"/>
      <text:p text:style-name="P5"/>
      <text:p text:style-name="P5"><text:span text:style-name="T5">交互工具类----&gt;目标是统一</text:span></text:p>
      <text:p text:style-name="P5"><text:span text:style-name="T5">class FLAKE_EXPORT KoInteractionTool : public KoToolBase</text:span></text:p>
      <text:p text:style-name="P5"><text:span text:style-name="T5">翻译后意思</text:span></text:p>
      <text:p text:style-name="P5"><text:span text:style-name="T5">{</text:span></text:p>
      <text:p text:style-name="P5"><text:span text:style-name="T5"><text:s/>* The interaction tool adds to the normal KoToolBase class the concept of strategies</text:span></text:p>
      <text:p text:style-name="P5"><text:span text:style-name="T5"><text:s/>* as a means to get one tool to have different actions the user can perform using the mouse.</text:span></text:p>
      <text:p text:style-name="P5"><text:span text:style-name="T5"><text:s/>* Each time the user presses the mouse until she releases the mouse a strategy object</text:span></text:p>
      <text:p text:style-name="P5"><text:span text:style-name="T5"><text:s/>* will be created, used and disgarded.</text:span></text:p>
      <text:p text:style-name="P5"><text:span text:style-name="T5"><text:s/>* If the usage of a tool fits this pattern you need to inherit from this class instead of the</text:span></text:p>
      <text:p text:style-name="P5"><text:span text:style-name="T5"><text:s/>* plain KoToolBase and reimplement your createStrategy() method which returns a tool-specific</text:span></text:p>
      <text:p text:style-name="P5"><text:span text:style-name="T5"><text:s/>* strategy where all the real interaction code is placed.</text:span></text:p>
      <text:p text:style-name="P5"><text:span text:style-name="T5"><text:s/>* A tool can then become as simple as this;</text:span></text:p>
      <text:p text:style-name="P5"><text:span text:style-name="T5"><text:s text:c="2"/>* 交互工具在普通的 KoToolBase 类中增加了策略的概念</text:span></text:p>
      <text:p text:style-name="P5"><text:span text:style-name="T5"><text:s text:c="2"/>* 作为一种让一个工具具有用户可以使用鼠标执行的不同操作的方法。</text:span></text:p>
      <text:p text:style-name="P5"><text:span text:style-name="T5"><text:s text:c="2"/>* 每次用户按下鼠标直到她松开鼠标时都会有一个策略对象</text:span></text:p>
      <text:p text:style-name="P5"><text:span text:style-name="T5"><text:s text:c="2"/>* 将被创建、使用和丢弃。</text:span></text:p>
      <text:p text:style-name="P5"><text:span text:style-name="T5"><text:s text:c="2"/>* 如果工具的使用符合这种模式，你需要从这个类继承而不是</text:span></text:p>
      <text:p text:style-name="P5"><text:span text:style-name="T5"><text:s text:c="2"/>* 简单的 KoToolBase 并重新实现您的 createStrategy() 方法，该方法返回特定于工具的</text:span></text:p>
      <text:p text:style-name="P5"><text:span text:style-name="T5"><text:s text:c="2"/>* 放置所有真实交互代码的策略。</text:span></text:p>
      <text:p text:style-name="P5"><text:span text:style-name="T5"><text:s text:c="2"/>* 一个工具可以变得如此简单；</text:span></text:p>
      <text:p text:style-name="P5"><text:span text:style-name="T5">}</text:span></text:p>
      <text:p text:style-name="P8"><text:span text:style-name="T5">calligra_textinlineobject_variables</text:span></text:p>
      <text:p text:style-name="P5"><text:span text:style-name="T5">目前看到的是：每页的页眉 页脚 等相关信息</text:span></text:p>
      <text:p text:style-name="P5"/>
      <text:p text:style-name="P5"/>
      <text:p text:style-name="P5"><text:span text:style-name="T8">选中文字后，显示效果代码？</text:span></text:p>
      <text:p text:style-name="P5"><text:span text:style-name="T9">QRectF KoTextLayoutArea::selectionBoundingBox(QTextCursor &amp;cursor) const</text:span></text:p>
      <text:p text:style-name="P5"/>
      <text:p text:style-name="P5"/>
      <text:p text:style-name="P5"/>
      <text:p text:style-name="P5"/>
      <text:p text:style-name="P5"/>
      <text:p text:style-name="P5">/libs/koodf/KoPageFormat.cpp</text:p>
      <text:p text:style-name="P5"><text:span text:style-name="T5">[纸张大小设置代码 如 A4：]</text:span></text:p>
      <text:p text:style-name="P5"><text:span text:style-name="T5">const PageFormatInfo pageFormatInfo[] = {</text:span></text:p>
      <text:p text:style-name="P10"><text:s text:c="4"/>{ KoPageFormat::IsoA3Size, <text:s text:c="6"/>QPrinter::A3, <text:s text:c="7"/>"A3", <text:s text:c="7"/>I18N_NOOP2("Page size", "ISO A3"), <text:s text:c="6"/>297.0, <text:s/>420.0 },</text:p>
      <text:p text:style-name="P10"><text:s text:c="4"/>{ KoPageFormat::IsoA4Size, <text:s text:c="6"/>QPrinter::A4, <text:s text:c="7"/>"A4", <text:s text:c="7"/>I18N_NOOP2("Page size", "ISO A4"), <text:s text:c="6"/>210.0, <text:s/>297.0 },</text:p>
      <text:p text:style-name="P10">....</text:p>
      <text:p text:style-name="P10">}</text:p>
      <text:p text:style-name="P10"/>
      <text:p text:style-name="P10">void KWFrameLayout::layoutFramesOnPage(int pageNumber)</text:p>
      <text:p text:style-name="P10">{</text:p>
      <text:p text:style-name="P10"><text:s text:c="4"/>/* assumes all frames are there and will do layouting of all the frames</text:p>
      <text:p text:style-name="P10"><text:s text:c="8"/>- headers/footers/main FS are positioned</text:p>
      <text:p text:style-name="P10"><text:s text:c="8"/>- normal frames are clipped to page */</text:p>
      <text:p text:style-name="P10"><text:s text:c="4"/>KWPage page = m_pageManager-&gt;page(pageNumber);</text:p>
      <text:p text:style-name="P10"><text:s text:c="4"/>Q_ASSERT(page.isValid());</text:p>
      <text:p text:style-name="P10"><text:s text:c="4"/>if (!page.isValid())</text:p>
      <text:p text:style-name="P10"><text:s text:c="4"/>{</text:p>
      <text:p text:style-name="P10"><text:s text:c="8"/>return;</text:p>
      <text:p text:style-name="P10"><text:s text:c="4"/>}</text:p>
      <text:p text:style-name="P10">...</text:p>
      <text:p text:style-name="P10"/>
      <text:p text:style-name="P10"/>
      <text:p text:style-name="P10"/>
      <text:p text:style-name="P10"/>
      <text:p text:style-name="P5"><text:span text:style-name="T5"><text:tab/><text:tab/></text:span></text:p>
      <text:p text:style-name="P5"/>
      <text:p text:style-name="P8"/>
      <text:h text:outline-level="1" text:style-name="P4"><text:span text:style-name="T5"><text:bookmark text:name="新增代码|outline2"/>新增代码</text:span></text:h>
      <text:p text:style-name="P6"><text:span text:style-name="T5"><text:s text:c="4"/>//openword <text:s/>add2021-0605</text:span></text:p>
      <text:p text:style-name="P6"><text:span text:style-name="T5"><text:s text:c="4"/>m_showtoolbox = new QToolButton();</text:span></text:p>
      <text:p text:style-name="P6"><text:span text:style-name="T5"><text:s text:c="4"/>if (m_showtoolbox)</text:span></text:p>
      <text:p text:style-name="P6"><text:span text:style-name="T5"><text:s text:c="4"/>{</text:span></text:p>
      <text:p text:style-name="P6"><text:span text:style-name="T5"><text:s text:c="8"/>m_showtoolbox-&gt;setArrowType(Qt::ArrowType::RightArrow);</text:span></text:p>
      <text:p text:style-name="P6"><text:span text:style-name="T5"><text:s text:c="8"/>m_showtoolbox-&gt;setAutoRaise(true);</text:span></text:p>
      <text:p text:style-name="P6"><text:span text:style-name="T5"><text:s text:c="8"/>m_showtoolbox-&gt;setToolTip("显示工具箱");</text:span></text:p>
      <text:p text:style-name="P6"><text:span text:style-name="T5"><text:s text:c="8"/>gridLayout-&gt;addWidget(m_showtoolbox, 1, 2);</text:span></text:p>
      <text:p text:style-name="P6"><text:span text:style-name="T5"><text:s text:c="4"/>}</text:span></text:p>
      <text:p text:style-name="P6"><text:span text:style-name="T5"><text:tab/><text:tab/></text:span></text:p>
      <text:p text:style-name="P5"/>
      <text:p text:style-name="P8"/>
      <text:h text:outline-level="2" text:style-name="P11"><text:span text:style-name="T5"><text:bookmark text:name="bug修改|outline3"/>bug修改</text:span></text:h>
      <text:p text:style-name="P5"><text:span text:style-name="T5"><text:tab/><text:tab/></text:span></text:p>
      <text:p text:style-name="P5"><text:span text:style-name="T5">###########代码错误修改bug</text:span></text:p>
      <text:h text:outline-level="3" text:style-name="P12">(vc2019)debug release 目前还是存在doc 打开问题</text:h>
      <text:p text:style-name="P5"><text:span text:style-name="T5">// 解决doc docx文件导入的错误</text:span></text:p>
      <text:p text:style-name="P5"><text:span text:style-name="T5">KoFilter* KoFilterEntry::createFilter(KoFilterChain* chain, QObject* parent)</text:span></text:p>
      <text:p text:style-name="P5"><text:span text:style-name="T5">??目前debug编译无法加载doc文件</text:span></text:p>
      <text:p text:style-name="P5"><text:span text:style-name="T5">---20210729:add. 而GW编译都正常----</text:span></text:p>
      <text:p text:style-name="P5"/>
      <text:h text:outline-level="3" text:style-name="P12">出现两个图像临近时间，会有图像丢失</text:h>
      <text:p text:style-name="P5"><text:span text:style-name="T5">解决打印PDF文件中图像丢失<text:s/></text:span></text:p>
      <text:p text:style-name="P5"><text:span text:style-name="T5">在void preparePage(const QVariant &amp;page)中修改的20210424</text:span></text:p>
      <text:p text:style-name="P5"><text:span text:style-name="T5">{</text:span></text:p>
      <text:p text:style-name="P5"><text:span text:style-name="T5">....</text:span></text:p>
      <text:p text:style-name="P5"><text:span text:style-name="T5"><text:s/>///open word ---&gt; to find print file problem??? 20210424 <text:s/>解决打印PDF文件中图像丢失///</text:span></text:p>
      <text:p text:style-name="P5"><text:span text:style-name="T5"><text:s text:c="12"/>const int progressPart = 45 / shapes.count();</text:span></text:p>
      <text:p text:style-name="P5"><text:span text:style-name="T5"><text:s text:c="12"/>foreach(KoShape *shape, shapes)</text:span></text:p>
      <text:p text:style-name="P5"><text:span text:style-name="T5"><text:s text:c="12"/>{</text:span></text:p>
      <text:p text:style-name="P5"><text:span text:style-name="T5"><text:s text:c="16"/>debugMain &lt;&lt; "Calling waitUntilReady on shape;" &lt;&lt; shape;</text:span></text:p>
      <text:p text:style-name="P5"><text:span text:style-name="T5"><text:s text:c="16"/>if(! stop)</text:span></text:p>
      <text:p text:style-name="P5"><text:span text:style-name="T5"><text:s text:c="16"/>{</text:span></text:p>
      <text:p text:style-name="P5"><text:span text:style-name="T5"><text:s text:c="20"/>///set false:for error! {print or export PDF file: loss image! }</text:span></text:p>
      <text:p text:style-name="P5"><text:span text:style-name="T5"><text:s text:c="20"/>shape-&gt;waitUntilReady(zoomer,false);</text:span></text:p>
      <text:p text:style-name="P5"><text:span text:style-name="T5"><text:s text:c="16"/>}</text:span></text:p>
      <text:p text:style-name="P5"><text:span text:style-name="T5"><text:s text:c="16"/>debugMain &lt;&lt; "done";</text:span></text:p>
      <text:p text:style-name="P5"><text:span text:style-name="T5"><text:s text:c="16"/>updater-&gt;setProgress(updater-&gt;progress() + progressPart);</text:span></text:p>
      <text:p text:style-name="P5"><text:span text:style-name="T5"><text:s text:c="12"/>}</text:span></text:p>
      <text:p text:style-name="P5"><text:span text:style-name="T5"><text:tab/><text:tab/><text:tab/></text:span></text:p>
      <text:p text:style-name="P5"><text:span text:style-name="T5">...</text:span></text:p>
      <text:p text:style-name="P5"><text:span text:style-name="T5">}</text:span></text:p>
      <text:h text:outline-level="3" text:style-name="P12">出现图形中无法显示文字</text:h>
      <text:p text:style-name="P5"/>
      <text:p text:style-name="P5"><text:span text:style-name="T10">该 文件 <text:s text:c="3"/>：电子文件中心解决方案.doc <text:s text:c="3"/>出现图形文字无法显示</text:span></text:p>
      <text:p text:style-name="P5"/>
      <text:p text:style-name="P5"/>
      <text:h text:outline-level="3" text:style-name="P12">出现docx文档底行字显示不全，页眉或者页底高度是否正确？</text:h>
      <text:p text:style-name="P5"/>
      <text:p text:style-name="P5"><text:span text:style-name="T5">在KoFilter::ConversionStatus DocxXmlDocumentReader::read_pgMar()</text:span></text:p>
      <text:p text:style-name="P5"><text:span text:style-name="T5">{</text:span></text:p>
      <text:p text:style-name="P5"><text:span text:style-name="T5"><text:s text:c="4"/>///目前暂时未找到为何m_headerActive会出现判断错误(发现一文档MarginTop错误),</text:span></text:p>
      <text:p text:style-name="P10"><text:s text:c="4"/>///暂时将m_headerActive m_footerActive同步一个状态</text:p>
      <text:p text:style-name="P10"><text:s text:c="4"/>/// 20210630<text:s text:c="2"/></text:p>
      <text:p text:style-name="P10"><text:s text:c="4"/>临时改法，还不能确认正确。。。待后面更确认文档的读取方法后再</text:p>
      <text:p text:style-name="P5"><text:span text:style-name="T5">......???</text:span></text:p>
      <text:p text:style-name="P5"><text:span text:style-name="T5"><text:s text:c="4"/>if (m_headerActive || m_footerActive)</text:span></text:p>
      <text:p text:style-name="P10"><text:s text:c="4"/>{</text:p>
      <text:p text:style-name="P10"><text:s text:c="8"/>m_headerActive = true;</text:p>
      <text:p text:style-name="P10"><text:s text:c="8"/>m_footerActive = true;</text:p>
      <text:p text:style-name="P10"><text:s text:c="4"/>}</text:p>
      <text:p text:style-name="P10"/>
      <text:p text:style-name="P10">}</text:p>
      <text:p text:style-name="P10"/>
      <text:p text:style-name="P10"/>
      <text:p text:style-name="P5"><text:span text:style-name="T5">KoFilter::ConversionStatus DocxXmlDocumentReader::read_tcMar()</text:span></text:p>
      <text:p text:style-name="P5"><text:span text:style-name="T5">『</text:span></text:p>
      <text:p text:style-name="P5"><text:span text:style-name="T5"><text:s text:c="16"/>m_currentTableStyleProperties-&gt;topMargin = TWIP_TO_POINT(w.toDouble());</text:span></text:p>
      <text:p text:style-name="P10"><text:s text:c="16"/>m_currentTableStyleProperties-&gt;setProperties |= MSOOXML::TableStyleProperties::TopMargin;</text:p>
      <text:p text:style-name="P10"/>
      <text:p text:style-name="P10">//下面是文档的结构参考</text:p>
      <text:p text:style-name="P10"><text:span text:style-name="T11">void KWFrameLayout::layoutFramesOnPage(int pageNumber)</text:span></text:p>
      <text:p text:style-name="P10"><text:span text:style-name="T10">{</text:span></text:p>
      <text:p text:style-name="P10"><text:span text:style-name="T10"><text:s text:c="4"/>/* assumes all frames are there and will do layouting of all the frames</text:span></text:p>
      <text:p text:style-name="P10"><text:span text:style-name="T10"><text:s text:c="8"/>- headers/footers/main FS are positioned</text:span></text:p>
      <text:p text:style-name="P10"><text:span text:style-name="T10"><text:s text:c="8"/>- normal frames are clipped to page */</text:span></text:p>
      <text:p text:style-name="P10"><text:span text:style-name="T10"><text:s text:c="4"/>KWPage page = m_pageManager-&gt;page(pageNumber);</text:span></text:p>
      <text:p text:style-name="P10"><text:span text:style-name="T10"><text:s text:c="4"/>Q_ASSERT(page.isValid());</text:span></text:p>
      <text:p text:style-name="P10"><text:span text:style-name="T10"><text:s text:c="4"/>if (!page.isValid())</text:span></text:p>
      <text:p text:style-name="P10"><text:span text:style-name="T10"><text:s text:c="4"/>{</text:span></text:p>
      <text:p text:style-name="P10"><text:span text:style-name="T10"><text:s text:c="8"/>return;</text:span></text:p>
      <text:p text:style-name="P10"><text:span text:style-name="T10"><text:s text:c="4"/>}</text:span></text:p>
      <text:p text:style-name="P10"/>
      <text:p text:style-name="P10"><text:span text:style-name="T10"><text:s text:c="4"/>/* +-----------------+</text:span></text:p>
      <text:p text:style-name="P10"><text:span text:style-name="T10"><text:s text:c="7"/>| <text:s/>0 <text:s text:c="13"/>| &lt;- pageStyle-&gt;pageLayout()-&gt;topMargin + layout-&gt;topPadding</text:span></text:p>
      <text:p text:style-name="P10"><text:span text:style-name="T10"><text:s text:c="7"/>| <text:s/>1 <text:s/>[ header ] <text:s/>|</text:span></text:p>
      <text:p text:style-name="P10"><text:span text:style-name="T10"><text:s text:c="7"/>| <text:s/>2 <text:s text:c="13"/>| &lt;- pageStyle-&gt;headerDistance()</text:span></text:p>
      <text:p text:style-name="P10"><text:span text:style-name="T10"><text:s text:c="7"/>| <text:s/>3 <text:s/>[ maintxt ] |</text:span></text:p>
      <text:p text:style-name="P10"><text:span text:style-name="T10"><text:s text:c="7"/>| <text:s/>4 <text:s text:c="13"/>| &lt;- pageStyle-&gt;footerDistance()</text:span></text:p>
      <text:p text:style-name="P10"><text:span text:style-name="T10"><text:s text:c="7"/>| <text:s/>5 <text:s/>[ footer ] <text:s/>|</text:span></text:p>
      <text:p text:style-name="P10"><text:span text:style-name="T10"><text:s text:c="7"/>| <text:s/>6 <text:s text:c="13"/>| &lt;- pageStyle-&gt;pageLayout()-&gt;bottomMargin + layout-&gt;bottomPadding</text:span></text:p>
      <text:p text:style-name="P10"><text:span text:style-name="T10"><text:s text:c="7"/>+-----------------+ */</text:span></text:p>
      <text:p text:style-name="P10"/>
      <text:p text:style-name="P10"><text:span text:style-name="T10"><text:s text:c="4"/>// Create some data structures used for the layouting of the frames later</text:span></text:p>
      <text:p text:style-name="P10"><text:span text:style-name="T10"><text:s text:c="4"/>int minZIndex = INT_MAX;</text:span></text:p>
      <text:p text:style-name="P10"><text:span text:style-name="T10"><text:s text:c="4"/>qreal requestedHeight[7], minimumHeight[7], resultingPositions[7];</text:span></text:p>
      <text:p text:style-name="P10"><text:span text:style-name="T10"><text:s text:c="4"/>for (int i = 0; i &lt; 7; i++) <text:s text:c="2"/>// zero fill.</text:span></text:p>
      <text:p text:style-name="P10"><text:span text:style-name="T10"><text:s text:c="4"/>{</text:span></text:p>
      <text:p text:style-name="P10"><text:span text:style-name="T10"><text:s text:c="8"/>requestedHeight[i] = 0;</text:span></text:p>
      <text:p text:style-name="P10"><text:span text:style-name="T10"><text:s text:c="8"/>minimumHeight[i] = 0;</text:span></text:p>
      <text:p text:style-name="P10"><text:span text:style-name="T10"><text:s text:c="8"/>resultingPositions[i] = 0;</text:span></text:p>
      <text:p text:style-name="P10"><text:span text:style-name="T10"><text:s text:c="4"/>}</text:span></text:p>
      <text:p text:style-name="P10"/>
      <text:p text:style-name="P10"/>
      <text:p text:style-name="P10"><text:span text:style-name="T10">KoFilter::ConversionStatus DocxXmlDocumentReader::read_tblpPr()</text:span></text:p>
      <text:p text:style-name="P10"><text:span text:style-name="T10">{</text:span></text:p>
      <text:p text:style-name="P10"/>
      <text:p text:style-name="P10"><text:span text:style-name="T10"><text:s text:c="4"/>int bottom = 0, left =0, right = 0, top = 0;</text:span></text:p>
      <text:p text:style-name="P13"><text:s text:c="4"/>STRING_TO_INT(bottomFromText, bottom, QString("w:bottomFromText"));</text:p>
      <text:p text:style-name="P13"><text:s text:c="4"/>STRING_TO_INT(leftFromText, left, QString("w:leftFromText"));</text:p>
      <text:p text:style-name="P13"><text:s text:c="4"/>STRING_TO_INT(rightFromText, right, QString("w:rightFromText"));</text:p>
      <text:p text:style-name="P13"><text:s text:c="4"/>STRING_TO_INT(topFromText, top, QString("w:topFromText"));</text:p>
      <text:p text:style-name="P13">...</text:p>
      <text:p text:style-name="P13">}</text:p>
      <text:p text:style-name="P13"/>
      <text:p text:style-name="P13">void KoPageLayout::loadOdf(const KoXmlElement &amp;style)</text:p>
      <text:p text:style-name="P13">{</text:p>
      <text:p text:style-name="P13"/>
      <text:p text:style-name="P13">//出现读取的是默认值 topPadding bottomPadding</text:p>
      <text:p text:style-name="P13">}</text:p>
      <text:p text:style-name="P13"/>
      <text:p text:style-name="P13"/>
      <text:p text:style-name="P13"/>
      <text:p text:style-name="P13">docx xml 文档格式参考</text:p>
      <text:p text:style-name="P13">官方：</text:p>
      <text:p text:style-name="P13"><text:span text:style-name="T12">https://docs.microsoft.com/zh-cn/dotnet/api/documentformat.openxml.wordprocessing.topmargin?view=openxml-2.8.1</text:span></text:p>
      <text:p text:style-name="P13"/>
      <text:p text:style-name="P13"/>
      <text:p text:style-name="P13"><text:span text:style-name="T12">文档打开流程</text:span></text:p>
      <text:p text:style-name="P13">void KoPart::openExistingFile(const QUrl &amp;url)----------------》</text:p>
      <text:p text:style-name="P13">bool KoDocument::openUrl(const QUrl &amp;_url) -----------------&gt;</text:p>
      <text:p text:style-name="P13">bool KoDocument::openUrlInternal(const QUrl &amp;url)-----------&gt;</text:p>
      <text:p text:style-name="P13">bool openLocalFile()-----------&gt;</text:p>
      <text:p text:style-name="P13">bool KoDocument::openFile()------------&gt;</text:p>
      <text:p text:style-name="P13">QString KoFilterManager::importDocument(----&gt;</text:p>
      <text:p text:style-name="P13">KoFilter::ConversionStatus KoFilterChain::invokeChain()----&gt;</text:p>
      <text:p text:style-name="P13">KoFilter::ConversionStatus ChainLink::invokeFilter(----&gt;</text:p>
      <text:p text:style-name="P13">KoFilter::ConversionStatus KoOdfExporter::convert(-----------&gt;</text:p>
      <text:p text:style-name="P13">KoFilter::ConversionStatus MsooXmlImport::createDocument(-----------&gt;</text:p>
      <text:p text:style-name="P13">KoFilter::ConversionStatus MsooXmlImport::openFile(---------------&gt;</text:p>
      <text:p text:style-name="P13">KoFilter::ConversionStatus DocxImport::parseParts(----------------&gt;</text:p>
      <text:p text:style-name="P13">KoFilter::ConversionStatus MsooXmlImport::loadAndParseDocumentIfExists(</text:p>
      <text:p text:style-name="P13">KoFilter::ConversionStatus MsooXmlImport::loadAndParseDocumentInternal(</text:p>
      <text:p text:style-name="P13">....</text:p>
      <text:p text:style-name="P13">KoFilter::ConversionStatus DocxXmlDocumentReader::read(MSOOXML::MsooXmlReaderContext* context)</text:p>
      <text:p text:style-name="P13"/>
      <text:p text:style-name="P13">KoFilter::ConversionStatus DocxXmlDocumentReader::read_body()</text:p>
      <text:p text:style-name="P13"/>
      <text:p text:style-name="P13"/>
      <text:p text:style-name="P13"/>
      <text:p text:style-name="P13"/>
      <text:p text:style-name="P13"/>
      <text:p text:style-name="P13">？？？？？</text:p>
      <text:p text:style-name="P13">top <text:s/>bottom 值的来源？？？</text:p>
      <text:p text:style-name="P13">void TableStyleConverter::applyStyle(TableStyleProperties* styleProperties, KoCellStyle::Ptr&amp; style,</text:p>
      <text:p text:style-name="P13"><text:s text:c="37"/>int row, int column, const QPair&lt;int, int&gt; &amp;spans)</text:p>
      <text:p text:style-name="P13"/>
      <text:p text:style-name="P13"/>
      <text:p text:style-name="P13"/>
      <text:p text:style-name="P13"/>
      <text:p text:style-name="P13">？？？https://community.kde.org/Calligra/How_To_Use_libMSOOXML</text:p>
      <text:p text:style-name="P13"/>
      <text:p text:style-name="P13"/>
      <text:p text:style-name="P13">KoFilter::ConversionStatus DocxXmlDocumentReader::read_sectPr() 目前找到读取值错误更早地方？</text:p>
      <text:p text:style-name="P13">---&gt;此函数中 通过applyPageBorders 设置到参数中了</text:p>
      <text:p text:style-name="P13"/>
      <text:p text:style-name="P13"/>
      <text:p text:style-name="P13"/>
      <text:p text:style-name="P13"><text:span text:style-name="T13">//目前查询问题到绘制实现部分？？？</text:span><text:span text:style-name="T14">20210705</text:span></text:p>
      <text:p text:style-name="P13"><text:span text:style-name="T13">class WORDS_EXPORT KWPage : public KoTextPage</text:span></text:p>
      <text:p text:style-name="P13"/>
      <text:p text:style-name="P13"/>
      <text:p text:style-name="P13"/>
      <text:p text:style-name="P13"><text:span text:style-name="T13">//qreal KoTextLayoutArea::bottom() const 和 目前确认的每页文档的外围边框有关系</text:span></text:p>
      <text:p text:style-name="P13"><text:span text:style-name="T13">qreal KoTextLayoutArea::addLine(</text:span></text:p>
      <text:p text:style-name="P13"/>
      <text:p text:style-name="P13"><text:span text:style-name="T13">bool KoTextLayoutArea::layoutBlock(FrameIterator *cursor)？？？800行代码函数</text:span></text:p>
      <text:p text:style-name="P13"/>
      <text:p text:style-name="P13"/>
      <text:p text:style-name="P13"><text:span text:style-name="T13">KoTextLayoutArea::addLine( 是否行高度判断错误？20210707</text:span></text:p>
      <text:p text:style-name="P13"/>
      <text:p text:style-name="P13"/>
      <text:p text:style-name="P13">void KoTextDocumentLayout::layout()---&gt;bool KoTextDocumentLayout::doLayout()--&gt;</text:p>
      <text:p text:style-name="P13">bool KoTextLayoutRootArea::layoutRoot(FrameIterator *cursor)-&gt;</text:p>
      <text:p text:style-name="P13">bool KoTextLayoutArea::layout(FrameIterator *cursor)</text:p>
      <text:p text:style-name="P13">bool KoDocument::loadOasisFromStore(KoStore *store)</text:p>
      <text:p text:style-name="P13">bool KWDocument::loadOdf(KoOdfReadStore &amp;odfStore)</text:p>
      <text:p text:style-name="P13">void KWDocument::endOfLoading() // called by both oasis and oldxml</text:p>
      <text:p text:style-name="P13">void KWDocument::relayout(QList&lt;KWFrameSet*&gt; framesets)</text:p>
      <text:p text:style-name="P13">KoTextLayoutRootArea* KWRootAreaProvider::provideNext(</text:p>
      <text:p text:style-name="P13">KWPage KWDocument::appendPage(const QString &amp;masterPageName)</text:p>
      <text:p text:style-name="P13">KWPage KWDocument::insertPage(int afterPageNum, const QString &amp;masterPageName)</text:p>
      <text:p text:style-name="P13">void KWFrameLayout::createNewFramesForPage(int pageNumber)</text:p>
      <text:p text:style-name="P13">void KWFrameLayout::layoutFramesOnPage(int pageNumber)</text:p>
      <text:p text:style-name="P13"/>
      <text:p text:style-name="P13"/>
      <text:p text:style-name="P13">bool KoTextLayoutArea::layout(FrameIterator *cursor)???</text:p>
      <text:p text:style-name="P13"/>
      <text:p text:style-name="P13"/>
      <text:p text:style-name="P13">[2页间的间隔？？？-----&gt;目前不对！！！！]</text:p>
      <text:p text:style-name="P13">d-&gt;y = rootArea-&gt;bottom() + qreal(50); // (post)Layout method(s) just set this</text:p>
      <text:p text:style-name="P13"><text:s text:c="8"/>// 50 just to separate pages</text:p>
      <text:p text:style-name="P13"><text:s text:c="8"/>currentAreaNumber++;</text:p>
      <text:p text:style-name="P13"/>
      <text:p text:style-name="P13"/>
      <text:p text:style-name="P13"/>
      <text:p text:style-name="P13">qreal bottomOfText = line.y() + line.height();??line.height()含义？</text:p>
      <text:p text:style-name="P13">//出现最后一行显示不够地方,目前修改地方；20210709 暂（if (bottomOfText &gt; (maximumAllowedBottom() -10）</text:p>
      <text:p text:style-name="P13">if (bottomOfText &gt; (maximumAllowedBottom() <text:s/>///</text:p>
      <text:p text:style-name="P13">在下面函数中</text:p>
      <text:p text:style-name="P13"><text:span text:style-name="T15">bool KoTextLayoutArea::layoutBlock(FrameIterator *cursor)</text:span></text:p>
      <text:p text:style-name="P13"/>
      <text:h text:outline-level="3" text:style-name="P12">出现字段丢失显示</text:h>
      <text:p text:style-name="P13"><text:span text:style-name="T16">（【0424】投资建议书—创新投（7稿）.docx 中 第一页中最后行 时间字段 丢失）</text:span></text:p>
      <text:p text:style-name="P13"/>
      <text:p text:style-name="P13"><text:span text:style-name="T17">KoFilter::ConversionStatus DocxXmlDocumentReader::read_pPr()</text:span></text:p>
      <text:p text:style-name="P13"><text:span text:style-name="T17">{</text:span></text:p>
      <text:p text:style-name="P13"><text:span text:style-name="T17"><text:s text:c="4"/>//----add 20210719 【0424】投资建议书—???（7稿）.docx 首页最后一行时间显示问题????!!!</text:span></text:p>
      <text:p text:style-name="P13"><text:span text:style-name="T17"><text:s text:c="4"/>if (m_createSectionToNext)</text:span></text:p>
      <text:p text:style-name="P13"><text:span text:style-name="T17"><text:s text:c="4"/>{</text:span></text:p>
      <text:p text:style-name="P13"><text:span text:style-name="T17"><text:s text:c="8"/>m_createSectionStyle = true;</text:span></text:p>
      <text:p text:style-name="P13"><text:span text:style-name="T17"><text:s text:c="8"/>m_createSectionToNext = false;</text:span></text:p>
      <text:p text:style-name="P13"><text:span text:style-name="T17"><text:s text:c="4"/>}</text:span></text:p>
      <text:p text:style-name="P13"><text:span text:style-name="T17">}</text:span></text:p>
      <text:p text:style-name="P13"/>
      <text:p text:style-name="P13"><text:span text:style-name="T16">【0424】投资建议书—创新投（7稿）.docx</text:span></text:p>
      <text:p text:style-name="P13">MsooXmlReader.cpp</text:p>
      <text:p text:style-name="P13">QDebug operator&lt;&lt;(QDebug dbg, const QXmlStreamReader&amp; reader) <text:s/>//字段显示</text:p>
      <text:p text:style-name="P13"/>
      <text:p text:style-name="P13"/>
      <text:h text:outline-level="3" text:style-name="P12"><text:span text:style-name="T18">出现一级标题前自动索引号丢失</text:span></text:h>
      <text:p text:style-name="P5"/>
      <text:p text:style-name="P13">在“....(7稿).<text:span text:style-name="T17">docx”中出现右侧图 “一”无法自动显示<text:s text:c="7"/></text:span><draw:frame draw:style-name="gr2" xml:id="shape-6" draw:id="shape-6" draw:z-index="0" svg:width="69.83249606823pt" svg:height="24.41855254673pt" svg:x="0.00000000000pt" svg:y="-9.21295356473pt" text:anchor-type="as-char"><draw:image xlink:type="simple" xlink:show="embed" xlink:actuate="onLoad" xlink:href="Pictures/image6.png"/></draw:frame></text:p>
      <text:p text:style-name="P14">目前除非判断没有设置段落级别(或者设置错误)</text:p>
      <text:p text:style-name="P14"><text:span text:style-name="T17">KoFilter::ConversionStatus DocxXmlDocumentReader::read_ilvl()</text:span></text:p>
      <text:p text:style-name="P14"><text:span text:style-name="T17">KoFilter::ConversionStatus DocxXmlDocumentReader::read_body()</text:span></text:p>
      <text:p text:style-name="P14"><text:span text:style-name="T17">KoFilter::ConversionStatus<text:s/></text:span>DocxXmlDocumentReader::read_numPr()</text:p>
      <text:p text:style-name="P14">KoFilter::ConversionStatus DocxXmlDocumentReader::read_p()[ln:2411]</text:p>
      <text:p text:style-name="P14"/>
      <text:p text:style-name="P14">m_currentBulletProperties.m_type = MSOOXML::Utils::ParagraphBulletProperties::NumberType ?</text:p>
      <text:p text:style-name="P14">(目前判断为没有细分级别)</text:p>
      <text:p text:style-name="P14">段落选项中没有“标题1 标题2 ...”??? bug????</text:p>
      <text:p text:style-name="P14">子段落级别显示错误,全部X.X 理论上应该是当前大段落的序号下 点顺序</text:p>
      <text:p text:style-name="P14"/>
      <text:p text:style-name="P14"/>
      <text:p text:style-name="P14"/>
      <text:p text:style-name="P14"/>
      <text:p text:style-name="P14"/>
      <text:p text:style-name="P14"/>
      <text:p text:style-name="P14"><text:span text:style-name="T19">20210727</text:span><text:s/>5:42:05PM 修改 下面,解决段落级别问题</text:p>
      <text:p text:style-name="P14">KoFilter::ConversionStatus DocxXmlDocumentReader::read_p()</text:p>
      <text:p text:style-name="P14">//for (int i = 0; i &lt; m_currentListLevel; ++i)</text:p>
      <text:p text:style-name="P14">//{</text:p>
      <text:p text:style-name="P14">// <text:s text:c="3"/>body-&gt;startElement("text:list");</text:p>
      <text:p text:style-name="P14">// <text:s text:c="3"/>body-&gt;startElement("text:list-item");</text:p>
      <text:p text:style-name="P14">//}</text:p>
      <text:p text:style-name="P14"/>
      <text:p text:style-name="P14">//for (int i = 0; i &lt;= m_currentListLevel+1; ++i)</text:p>
      <text:p text:style-name="P14">//{</text:p>
      <text:p text:style-name="P14">// <text:s text:c="3"/>body-&gt;endElement(); //text:list-item</text:p>
      <text:p text:style-name="P14">// <text:s text:c="3"/>body-&gt;endElement(); //text:list</text:p>
      <text:p text:style-name="P14">//}</text:p>
      <text:p text:style-name="P14"><draw:frame draw:style-name="gr2" xml:id="shape-7" draw:id="shape-7" draw:z-index="0" svg:width="480.15560584228pt" svg:height="11.57001459861pt" svg:x="0.00000000000pt" svg:y="-12.98137877761pt" text:anchor-type="as-char"><draw:image xlink:type="simple" xlink:show="embed" xlink:actuate="onLoad" xlink:href="Pictures/image7.png"/></draw:frame></text:p>
      <text:p text:style-name="P14"/>
      <text:h text:outline-level="2" text:style-name="P11"><text:span text:style-name="T9">工具区</text:span></text:h>
      <text:h text:outline-level="3" text:style-name="P12">导航区索引没有序号功能与收起</text:h>
      <text:p text:style-name="P5"/>
      <text:p text:style-name="P5"><text:span text:style-name="T7">如下图1所示，索引前没有序号，参考libreoffice 下图2.</text:span></text:p>
      <text:p text:style-name="P5"><text:span text:style-name="T7">并且无法收起.</text:span></text:p>
      <text:p text:style-name="P5"/>
      <text:p text:style-name="P5"><draw:frame draw:style-name="gr2" xml:id="shape-8" draw:id="shape-8" draw:z-index="0" svg:width="184.12614881453pt" svg:height="126.35187252834pt" text:anchor-type="as-char"><draw:image xlink:type="simple" xlink:show="embed" xlink:actuate="onLoad" xlink:href="Pictures/image8.png"/></draw:frame><text:s text:c="25"/><draw:frame draw:style-name="gr2" xml:id="shape-9" draw:id="shape-9" draw:z-index="0" svg:width="68.61958097922pt" svg:height="440.57618815629pt" text:anchor-type="as-char"><draw:image xlink:type="simple" xlink:show="embed" xlink:actuate="onLoad" xlink:href="Pictures/image9.png"/></draw:frame></text:p>
      <text:p text:style-name="P5">目前序号调整在代码如下（g_NumberH1PreIndex等等 临时解决方案）</text:p>
      <text:p text:style-name="P5">void KWNavigationWidget::updateData()</text:p>
      <text:p text:style-name="P5"/>
      <text:p text:style-name="P5"><text:span text:style-name="T20">在代码</text:span></text:p>
      <text:p text:style-name="P5"><text:span text:style-name="T20">void KWNavigationWidget::initUi() 中</text:span></text:p>
      <text:p text:style-name="P5"><text:span text:style-name="T20">{</text:span></text:p>
      <text:p text:style-name="P5"><text:span text:style-name="T20">注释</text:span></text:p>
      <text:p text:style-name="P5"><text:span text:style-name="T20">///m_treeView-&gt;setItemsExpandable(false); 可以展开和收起</text:span></text:p>
      <text:p text:style-name="P5"><text:span text:style-name="T20">m_treeView-&gt;setExpandsOnDoubleClick(false);///add openword 20210804 <text:s/>禁止双击选择行收起和展开，保留 + - 号展开和收缩</text:span></text:p>
      <text:p text:style-name="P5"><text:span text:style-name="T20">m_treeView-&gt;setSelectionMode(QAbstractItemView::SingleSelection/*NoSelection*/);///openword 20210804 选中单行</text:span></text:p>
      <text:p text:style-name="P5"><text:span text:style-name="T20">....</text:span></text:p>
      <text:p text:style-name="P5"/>
      <text:p text:style-name="P5"><text:span text:style-name="T20">}</text:span></text:p>
      <text:p text:style-name="P5"/>
      <text:p text:style-name="P5"><text:span text:style-name="T21">实现双击直接跳转到指定的页面的代码如下？</text:span></text:p>
      <text:p text:style-name="P5"><text:span text:style-name="T22">void KWNavigationWidget::navigationClicked(QModelIndex idx)</text:span></text:p>
      <text:p text:style-name="P5"/>
      <text:h text:outline-level="3" text:style-name="P12"><text:span text:style-name="T23">段落前序号:(一、二....)</text:span></text:h>
      <text:p text:style-name="P5"/>
      <text:p text:style-name="P5"><text:span text:style-name="T24">1.当前全是数字非大小</text:span></text:p>
      <text:p text:style-name="P5"/>
      <text:p text:style-name="P5"><text:span text:style-name="T10">https://en.wikipedia.org/wiki/Chinese_numerals#Historical_use_of_numerals_in_China</text:span></text:p>
      <text:p text:style-name="P5"><text:span text:style-name="T7">void ListItemsHelper::recalculateBlock(QTextBlock &amp;block)</text:span></text:p>
      <text:p text:style-name="P5"><text:span text:style-name="T7">//numberFormat.formattedNumber( <text:s/>返回段落编号格式</text:span></text:p>
      <text:p text:style-name="P5"><text:span text:style-name="T7">目前临时修改编号,需要重新考虑参考 MSword, 增加了函数的参数, 同时修改了所有使用到该处的函数地方</text:span></text:p>
      <text:p text:style-name="P5"/>
      <text:p text:style-name="P5"><text:span text:style-name="T23">///设置页脚的数字显示</text:span></text:p>
      <text:p text:style-name="P6"><text:span text:style-name="T7">void PageVariable::resize(const QTextDocument *document, QTextInlineObject &amp;object, int posInDocument, const QTextCharFormat &amp;format, QPaintDevice *pd)</text:span></text:p>
      <text:p text:style-name="P6"/>
      <text:p text:style-name="P6"><text:span text:style-name="T24">2.目前考虑增加编号及导航方式序号修正20210909</text:span></text:p>
      <text:p text:style-name="P6"><text:span text:style-name="T7">KoFilter::ConversionStatus DocxXmlDocumentReader::read_p() ？？？</text:span></text:p>
      <text:p text:style-name="P6"/>
      <text:h text:outline-level="3" text:style-name="P12">ConfigureToolbars</text:h>
      <text:p text:style-name="P5">目前涉及到的相关代码如下（涉及到<text:span text:style-name="T25">界面语言</text:span>配置及KXmlGuiWindow KConfigGui等）:</text:p>
      <text:p text:style-name="P5">void KoMainWindow::slotConfigureToolbars()</text:p>
      <text:p text:style-name="P5"><text:span text:style-name="T26">to do .... ki18n 设置语言地方？</text:span></text:p>
      <text:p text:style-name="P5"><text:span text:style-name="T27">KLocalizedString::setLanguages(strlist); 设置失败</text:span></text:p>
      <text:p text:style-name="P5"/>
      <text:p text:style-name="P5"><text:span text:style-name="T28">KLocalizedString::setApplicationDomain("calligrawords");//设置翻译对应的域(对应的翻译的语言)</text:span></text:p>
      <text:p text:style-name="P5"/>
      <text:p text:style-name="P5"><text:span text:style-name="T9">语言设置类 KSwitchLanguageDialog （kxmlgui 中kswitchlanguagedialog_p.h <text:s/>cpp）</text:span></text:p>
      <text:p text:style-name="P5"><text:span text:style-name="T29">目前可以提取出来单独使用(参考kxmlgui\tests\kxmlGuiMain)</text:span></text:p>
      <text:p text:style-name="P5"/>
      <text:h text:outline-level="2" text:style-name="P11">文档转换</text:h>
      <text:p text:style-name="P5"><text:span text:style-name="T30"><text:s text:c="11"/>目前考虑支持读取图像等数据，并且能够正确转换保存大部分docx文档。</text:span></text:p>
      <text:h text:outline-level="3" text:style-name="P12">格式保存</text:h>
      <text:p text:style-name="P5"><text:s text:c="6"/><text:span text:style-name="T9">目前保存docx格式图像数据丢失（不支持doc文档格式保存），且自身无法打开保存后的文档，当前libreoffice支持全部，OpenOffice4.1.10格式支持doc格式保存，测试版本4.1.10时不支持docx格式保存。</text:span></text:p>
      <text:p text:style-name="P5">是否docx格式转化为odt后显示？20210902</text:p>
      <text:p text:style-name="P5">MS 格式文档介绍</text:p>
      <text:p text:style-name="P5"><text:span text:style-name="T7">https://docs.microsoft.com/en-us/openspecs/office_file_formats/MS-OFFFFLP/8aea05e3-8c1e-4a9a-9614-31f71e679456</text:span></text:p>
      <text:p text:style-name="P5"/>
      <text:p text:style-name="P5"><text:span text:style-name="T7">https://docs.microsoft.com/en-us/openspecs/dev_center/ms-devcentlp/a859bab5-e1b5-481c-9b73-4ce93efc0a06</text:span></text:p>
      <text:p text:style-name="P5"/>
      <text:p text:style-name="P5"><text:span text:style-name="T7">https://docs.microsoft.com/en-us/openspecs/office_standards/ms-docx/b839fe1f-e1ca-4fa6-8c26-5954d0abbccd</text:span></text:p>
      <text:p text:style-name="P5"/>
      <text:p text:style-name="P5"><text:span text:style-name="T7">文件解压说明</text:span></text:p>
      <text:p text:style-name="P5"><text:span text:style-name="T7">https://about.ac/2015/06/docx-hack-guide.html</text:span></text:p>
      <text:p text:style-name="P5"><text:span text:style-name="T7">styles.xml<text:s/></text:span></text:p>
      <text:p text:style-name="P8"><text:span text:style-name="T7">&lt;w:numPr&gt;<text:tab/>&lt;w:ilvl w:val="0"/&gt;<text:tab/>&lt;w:numId w:val="3"/&gt;<text:tab/>&lt;/w:numPr&gt;</text:span></text:p>
      <text:p text:style-name="P5">numId 值代表段落格式("1,2,3" "一,二,三" "(一),(二),(三)")</text:p>
      <text:p text:style-name="P5"/>
      <text:p text:style-name="P8"/>
      <text:p text:style-name="P5"/>
      <text:h text:outline-level="1" text:style-name="P4"><text:span text:style-name="T5"><text:bookmark text:name="框架|outline4"/>框架</text:span></text:h>
      <text:h text:outline-level="2" text:style-name="P11"><text:span text:style-name="T5"><text:bookmark text:name="目录说明|outline5"/>目录说明</text:span></text:h>
      <text:p text:style-name="P5"><text:span text:style-name="T5">libs/* - 所有 koffice 使用的库</text:span></text:p>
      <text:p text:style-name="P5"><text:span text:style-name="T5">plugins/* - koffice 插件</text:span></text:p>
      <text:p text:style-name="P5"><text:span text:style-name="T5">kword/* - kword 代码</text:span></text:p>
      <text:p text:style-name="P5"><text:span text:style-name="T5">kword/part/* - kword kpart。kword 是作为一部分实现的，因此可以将其嵌入到其他 KDE 应用程序中</text:span></text:p>
      <text:p text:style-name="P5"/>
      <text:p text:style-name="P5"><text:span text:style-name="T5">libs/store</text:span></text:p>
      <text:p text:style-name="P5"><text:span text:style-name="T5">ODF 实际上是一个 zip 存档。'store' 库实现了文件存储的读/写——它可以从 tgz、zip、tar 存储中提取文件的内容。</text:span></text:p>
      <text:p text:style-name="P5"/>
      <text:p text:style-name="P5"><text:span text:style-name="T5">KoStore 提供了一个抽象接口来读/写存储。实际的读/写是使用各种后端实现的——KoZipStore、KoTarStore。KoStore::createStore() 是一个工厂方法，您可以将文件名（商店名称）传递给它。它将自动检测（可选）适当的后端。然后，您可以使用 KoStore::device() 来读取存储中的 KoStore::open() 文件和读取内容。KoStore::createStore() 的一个重载接受一个小部件参数，KoStore 使用它来创建可以向用户查询密码的对话框。</text:span></text:p>
      <text:p text:style-name="P5"/>
      <text:p text:style-name="P5"><text:span text:style-name="T5">KoXmlReader 和 KoXmlWriter 可以读写 XML。它是 QDom API 的替代实现。它存在是因为 QDom 很慢。API 是一个精确的副本，以便能够轻松地在 QDom 之间进行切换。</text:span></text:p>
      <text:p text:style-name="P5"/>
      <text:p text:style-name="P5"><text:span text:style-name="T5">libs/odf</text:span></text:p>
      <text:p text:style-name="P5"><text:span text:style-name="T5">这个库提供了加载 odf 文件的类。</text:span></text:p>
      <text:p text:style-name="P5"/>
      <text:p text:style-name="P5"><text:span text:style-name="T5">KoXmlNS 包含常见的 ODF XML 命名空间。</text:span></text:p>
      <text:p text:style-name="P5"/>
      <text:p text:style-name="P5"><text:span text:style-name="T5">要读取 ODF，首先要通过传递 KoStore 来创建 KoOdfReadStore。然后调用 loadAndParse() 使各种标准 odf 文件（内容、样式、设置）可用作 DOM 文档。例如，contentsDoc() 提供了contents.xml。由该库的用户来解释文档的内容。loadAndParse() 还有一个重载，它可以用来从文件中获取 KoXmlDocument（这只是一个方便的函数。在 xml 读取器上设置一些标志以进行空白处理）。</text:span></text:p>
      <text:p text:style-name="P5"/>
      <text:p text:style-name="P5"><text:span text:style-name="T5">KoOdfReadStore::loadAndParse() 使用 KoOdfStylesReader 读取 odf 中的样式。KoOdfStylesReader 跟踪 content.xml、styles.xml、列表样式、字体等中的自动自定义样式。它为列表、段落、字符样式等维护一个 QMap&lt;QString, KoXmlElement *&gt; 。您可以使用 KoOdfStyleReader::findStyle() 来查询样式的 xml。它还为特定族提供默认样式。</text:span></text:p>
      <text:p text:style-name="P5"/>
      <text:p text:style-name="P5"><text:span text:style-name="T5">KoUnit 可帮助您从一种度量转换为另一种度量（例如 px 到 pt）。</text:span></text:p>
      <text:p text:style-name="P5"/>
      <text:p text:style-name="P5"><text:span text:style-name="T5">KoStyleStack 是一个可以推送样式的堆栈。如果一个段落有一个样式 S1 并且 S1 有一个父 P1 并且 P1 有一个父 P2，那么我们必须查看所有这些样式来查询（段落）样式属性（首先是 S1，如果它在 S1 中缺失，那么 P1，然后如果它在 P1 齿 P2 中缺失）。您可以使用 KoStyleStack::property() 查询属性。由于样式可以具有子属性元素，例如段落属性或文本属性，因此您必须使用 KoStyleStack::setTypeProperties() 告诉 property() 要查看哪个子元素。为元素填充样式堆栈通常使用 KoOdfLoadingContext::fillStyleStack() 或 KoOdfLoadingContext::addStyles() 完成。</text:span></text:p>
      <text:p text:style-name="P5"/>
      <text:p text:style-name="P5"><text:span text:style-name="T5">KoOdfLoadingContext 将加载 odf 期间使用的所有对象绑定在一起。您会发现此上下文对象正在传递，因此您可以随时访问以下内容：</text:span></text:p>
      <text:p text:style-name="P5"/>
      <text:p text:style-name="P5"><text:span text:style-name="T5">KoStore（即 odf）</text:span></text:p>
      <text:p text:style-name="P5"><text:span text:style-name="T5">KoOdfStylesReader（即 odf 中的样式）</text:span></text:p>
      <text:p text:style-name="P5"><text:span text:style-name="T5">KoStyleStack</text:span></text:p>
      <text:p text:style-name="P5"><text:span text:style-name="T5">您可以调用 fillStyleStack()，然后使用 styleStack().property(/*"font-weight"*/) 访问样式的值</text:span></text:p>
      <text:p text:style-name="P5"><text:span text:style-name="T5">todo</text:span></text:p>
      <text:p text:style-name="P5"/>
      <text:p text:style-name="P5"><text:span text:style-name="T5">KoGenStyle</text:span></text:p>
      <text:p text:style-name="P5"><text:span text:style-name="T5">KoGenStyles</text:span></text:p>
      <text:p text:style-name="P5"><text:span text:style-name="T5">写商店</text:span></text:p>
      <text:p text:style-name="P5"/>
      <text:p text:style-name="P5"/>
      <text:p text:style-name="P5"><text:span text:style-name="T5">libs/main</text:span></text:p>
      <text:p text:style-name="P5"><text:span text:style-name="T5">这包含在所有 KOffice 应用程序中使用的文档/视图基础结构。KOffice 应用程序根据其需要将这里的类子类化。</text:span></text:p>
      <text:p text:style-name="P5"/>
      <text:p text:style-name="P5"><text:span text:style-name="T5">KoDocument 是文档。它有一个虚拟函数 loadOdf，预计将由适当的 koffice 应用程序实现。当用户单击 File-&gt;Open 时，它最终会在 KoDocument::loadOdf() 中结束。</text:span></text:p>
      <text:p text:style-name="P5"/>
      <text:p text:style-name="P5"/>
      <text:p text:style-name="P5"><text:span text:style-name="T5">libs/flake</text:span></text:p>
      <text:p text:style-name="P5"><text:span text:style-name="T5">Flake 库提供了用于在画布上创建和操作项目的基础设施（类似于 GraphicsView 但 flake 早于它）。该库包含 3 个重要概念：</text:span></text:p>
      <text:p text:style-name="P5"/>
      <text:p text:style-name="P5"><text:span text:style-name="T5">形状 - 形状示例包括文本形状、图像形状、视频形状等。形状可能不是矩形。形状可以并排放置、嵌套、分组和随意布局。想想嵌入在文字/文本文档中的图像和视频。</text:span></text:p>
      <text:p text:style-name="P5"><text:span text:style-name="T5">工具 - 工具处理输入（鼠标、键盘、平板电脑）。每个输入设备都有一个“默认工具”。当用户使用输入设备操作形状时，事件由画布转发到当前工具。</text:span></text:p>
      <text:p text:style-name="P5"><text:span text:style-name="T5">Dockers - Dockers 提供 UI 来操作形状。例如，“粗体”、“下划线”按钮都是“textshape 泊坞窗”的一部分。</text:span></text:p>
      <text:p text:style-name="P5"><text:span text:style-name="T5">形状是使用插件框架（Qt 插件）实现的。薄片的形状、工具、泊坞窗被打包为一个插件。当插件被加载时，插件会注册一个工厂来使用 KoShapeRegistry 和 KoToolRegistry 创建它的形状 (KoShapeFactory) 和工具 (KoToolFactory)。</text:span></text:p>
      <text:p text:style-name="P5"/>
      <text:p text:style-name="P5"><text:span text:style-name="T5">KoShapeFactory 有一个名为 KoShapeFactory::supports(KoXmlElement) 的方法，可用于检查形状是否支持加载特定的 XML。KoShapeFactory 根据需要创建具体的 KoShape。</text:span></text:p>
      <text:p text:style-name="P5"/>
      <text:p text:style-name="P5"><text:span text:style-name="T5">KoShape 是一个抽象类（它不是一个 QObject），所有的形状都来自它。形状可以变换、移动、设置大小。形状的父级可以是 KoShapeContainer，可用于对形状进行分组。KoShape 有两个重要的自我解释方法 - saveOdf() 和 loadOdf()。这些函数采用 KoShapeSavingContext 和 KoShapeLoadingContext。自定义数据可以通过继承 KoShapeUserData 然后使用 KoShape::setUserData() 附加到 KoShape。</text:span></text:p>
      <text:p text:style-name="P5"/>
      <text:p text:style-name="P5"><text:span text:style-name="T5">形状被放置在画布内 - 混凝土画布是 KoCanvasBase 的衍生物。例如，KWord 重新实现了 KoCanvasBase (KWCanvas) 以实现“基于页面”的画布。画布使用 KoShapeManager 跟踪其中的所有形状。</text:span></text:p>
      <text:p text:style-name="P5"/>
      <text:p text:style-name="P5"><text:span text:style-name="T5">KoShapeManager 可以告诉您给定点的形状。此外，它还有助于将当前选择作为当前选择的形状列表进行跟踪（使用 KoSelection）。</text:span></text:p>
      <text:p text:style-name="P5"/>
      <text:p text:style-name="P5"><text:span text:style-name="T5">KoTool 是一个抽象类（QObject），所有工具都从它派生而来。加载插件后，工具会在 KoToolRegistry 中注册。画布将所有输入事件转发到当前工具，您将找到所有输入事件处理程序，如 mousePressEvent、mouseReleaseEvent 等。请注意，工具不知道维护指向它可以操作的形状的指针。它将在运行时使用 KoShapeManager (KoCanvasBase::shapeManager()) 查询要操作的形状。这很重要，因为工具的寿命比形状的寿命长。另请注意，由于工具了解画布，因此它们可以设置光标并滚动/更新画布。</text:span></text:p>
      <text:p text:style-name="P5"/>
      <text:p text:style-name="P5"><text:span text:style-name="T5">Docker 由工具类本身提供。docker/option 小部件通过 KoTool::createOptionsWidget() 返回。</text:span></text:p>
      <text:p text:style-name="P5"/>
      <text:p text:style-name="P5"><text:span text:style-name="T5">KoShapeLoadingContext 在加载形状时提供上下文。它是使用 KoOdfLoadingContext 构建的。此外，它还维护一个 QMap&lt;QString, KoSharedLoadingData *&gt;。给定一个“唯一 ID”，您可以检索 KoSharedLoadingData。</text:span></text:p>
      <text:p text:style-name="P5"/>
      <text:p text:style-name="P5"/>
      <text:p text:style-name="P5"><text:span text:style-name="T5">libs/kotext</text:span></text:p>
      <text:p text:style-name="P5"/>
      <text:p text:style-name="P5"><text:span text:style-name="T5">该库建立在 Qt Scribe 框架之上，以将 ODF 特定功能添加到 QTextDocument。该库的职责是将 ODF 适当地转换为 QTextDocument，反之亦然。它还使用 KoTextDocumentLayout 执行内容的呈现和布局。</text:span></text:p>
      <text:p text:style-name="P5"/>
      <text:p text:style-name="P5"><text:span text:style-name="T5">KoTextShapeData 是 KoShapeUserData 的子类，为 textshape flake 提供自定义数据。此对象包含文本形状的 QTextDocument。它包含一个方法 loadOdf(KoXmlElement, KoShapeLoadingContext)，它是将 ODF 文档加载到 QTextDocument 的入口点。它立即将加载 ODF 的责任委托给 KoTextLoader（见下文）。</text:span></text:p>
      <text:p text:style-name="P5"/>
      <text:p text:style-name="P5"/>
      <text:p text:style-name="P5"><text:span text:style-name="T5">libs/kotext/opendocument/</text:span></text:p>
      <text:p text:style-name="P5"/>
      <text:p text:style-name="P5"><text:span text:style-name="T5">KoTextSharedLoadingData 加载并维护整个文档的样式列表（一个文档可以有多个薄片）。可以使用 characterStyle(QString)、paragraphStyle(QString) 等按名称查询样式。创建 KoTextSharedLoadingData 时需要提供 KoOdfLoadingContext。回想一下，KoOdfLoadingContext 包含 KoOdfStyleReader，它维护一个映射 QMap&lt;QString name_of_style, KoXmlElement xml&gt;。KoOdfLoadingContext 在阅读器中获取 QMap 并将它们转换为 C++ 结构 - KoParagraphStyle 和 KoCharacterStyle。此外，它还保存了 KoStyleManager 中的 office:styles。自动样式在加载阶段后被标记为删除（在 KoTextSharedLoadingData 的析构函数中，自动样式被删除）。</text:span></text:p>
      <text:p text:style-name="P5"/>
      <text:p text:style-name="P5"><text:span text:style-name="T5">KoTextLoader 加载一个 ODF 文件并将其转换为 QTextDocument。当创建 KoTextLoader 时，你传递给它一个 KoShapeLoadingContext。KoTextLoader 以某种方式需要访问文档中的所有样式 - 所以它以某种方式需要访问 KoTextSharedLoadingData。回想一下 KoShapeLoadingContext 有一个 QMap&lt;QString, KoSharedLoadingData *&gt; 和 KoOdfLoadingContext 的映射。加载文档时，KWOdfLoader（见下文）使用 KoShapeLoadingContext::addSharedData() 方便地将 KoShapeLoadingContext 的副本放置在地图中。因此，KoTextLoader 现在可以使用 KOTEXT_SHARED_LOADING_ID 字符串从 KoShapeLoadingContext 获取 KoTextSharedLoadingData 并使用它来访问 odf 中的样式。</text:span></text:p>
      <text:p text:style-name="P5"/>
      <text:p text:style-name="P5"/>
      <text:p text:style-name="P5"><text:span text:style-name="T5">libs/kotext/styles/</text:span></text:p>
      <text:p text:style-name="P5"><text:span text:style-name="T5">KoParagraphStyle、KoCharacterStyle 可以加载/保存 ODF 的段落和文本样式。它们将属性存储为 QMap&lt;int property, QVariant value&gt;。您可以使用 ::applyStyle() 将这些属性从地图复制到 QTextBlockFormat 或 QTextCharFormat。</text:span></text:p>
      <text:p text:style-name="P5"/>
      <text:p text:style-name="P5"><text:span text:style-name="T5">KoStyleManager 维护所有 office:styles 作为 KoParagraphStyle 和 KoCharacterStyle 的列表，并为它们提供唯一的 id。可以将它们分别转换为 QTextBlockFormat 和 QTextCharFormat（将它们保存为 QTextDocument 中的格式）。生成的唯一 id 作为这些格式的一部分存储为 KoParagraphStyle::StyleId 和 KoCharacterStyle::StyleId。在代码中，</text:span></text:p>
      <text:p text:style-name="P5"/>
      <text:p text:style-name="P5"><text:span text:style-name="T5">int uniqueId = format.intProperty(KoCharacterStyle::StyleId);</text:span></text:p>
      <text:p text:style-name="P5"><text:span text:style-name="T5">KoCharacterStyle *style = styleManager-&gt;characterStyle(uniqueId);</text:span></text:p>
      <text:p text:style-name="P5"><text:span text:style-name="T5">当样式是用户可见的样式时，您还可以按名称查询样式。应用程序中的每个 textshape flake 都存在一个 KoStyleManager。它是在加载插件时由 textshape flake 创建的（参见 plugins/textshape/TextShapeFactory::populateDataCenterMap）。</text:span></text:p>
      <text:p text:style-name="P5"/>
      <text:p text:style-name="P5"/>
      <text:p text:style-name="P5"/>
      <text:p text:style-name="P5"><text:span text:style-name="T5">Other libraries</text:span></text:p>
      <text:p text:style-name="P5"><text:span text:style-name="T5">libs/pigment</text:span></text:p>
      <text:p text:style-name="P5"/>
      <text:p text:style-name="P5"><text:span text:style-name="T5">Krita 的东西，所以这里是一个非常简短的介绍。从我从wiki.kde.org 了解到的：</text:span></text:p>
      <text:p text:style-name="P5"/>
      <text:p text:style-name="P5"><text:span text:style-name="T5">它是一个色彩管理库。如果您创建 QColor(red)，它可能不会在屏幕上显示为红色，这要归功于许多 CRT 显示器无法准确显示颜色。所以需要的是基于监视器的即时颜色修改器:-) 您将所有内容存储在 KoColor 而不是 QColor 中。想画画的时候，可以把KoColor转成QColor。返回的 QColor 将在监视器中显示为“红色”。</text:span></text:p>
      <text:p text:style-name="P5"/>
      <text:p text:style-name="P5"><text:span text:style-name="T5">长期目标是在办公室使用颜料（包括 kword）</text:span></text:p>
      <text:p text:style-name="P5"/>
      <text:p text:style-name="P5"/>
      <text:p text:style-name="P5"><text:span text:style-name="T5">libs/koproperty</text:span></text:p>
      <text:p text:style-name="P5"/>
      <text:p text:style-name="P5"><text:span text:style-name="T5">通用属性框架。该框架的主要类是：</text:span></text:p>
      <text:p text:style-name="P5"/>
      <text:p text:style-name="P5"><text:span text:style-name="T5">属性，表示具有自己的类型和值的单个属性</text:span></text:p>
      <text:p text:style-name="P5"><text:span text:style-name="T5">Set，一组属性</text:span></text:p>
      <text:p text:style-name="P5"><text:span text:style-name="T5">Editor，用于显示和编辑 Set 对象提供的属性的小部件。每个属性都有自己的行，使用 EditorItem 对象在编辑器小部件中显示。</text:span></text:p>
      <text:p text:style-name="P5"><text:span text:style-name="T5">如果用户选择给定项目，小部件类为 EditorItem 对象提供编辑功能。</text:span></text:p>
      <text:p text:style-name="P5"><text:span text:style-name="T5">该框架目前由 Kexi 使用。属性编辑器小部件看起来像 Qt 设计器中的那个。</text:span></text:p>
      <text:p text:style-name="P5"/>
      <text:p text:style-name="P5"><text:span text:style-name="T5">libs/kopageapp</text:span></text:p>
      <text:p text:style-name="P5"><text:span text:style-name="T5">KoPageApp 是构建在 flake 之上的画布和“页面”实现，用于具有不同页面的应用程序。KPresenter、Kivio 都建立在它之上。KWord 还没有使用 kopageapp，因为 KWord 分页是在 kopageapp 之前编写的。</text:span></text:p>
      <text:p text:style-name="P5"/>
      <text:p text:style-name="P5"/>
      <text:p text:style-name="P5"/>
      <text:p text:style-name="P5"><text:span text:style-name="T5">plugins/textshape：</text:span></text:p>
      <text:p text:style-name="P5"><text:span text:style-name="T5">文本形状插件实现了文本形状。它提供了可以操作文本的工具和泊坞窗。</text:span></text:p>
      <text:p text:style-name="P5"/>
      <text:p text:style-name="P5"><text:span text:style-name="T5">TextShape 使用 libs/kotext 库来加载/保存 odf。所以，它做的第一件事就是创建一个 KoTextShapeData。回想一下，libs/kotext 不会布局内容——它只是将 ODF 转换为 QTextDocument。TextShape 扩展了 KoTextDocumentLayout 的功能，以使用 Layout 类 (Layout.cpp) 提供 kword 特定功能。</text:span></text:p>
      <text:p text:style-name="P5"/>
      <text:p text:style-name="P5"/>
      <text:p text:style-name="P5"/>
      <text:p text:style-name="P5"><text:span text:style-name="T5">kword/part</text:span></text:p>
      <text:p text:style-name="P5"><text:span text:style-name="T5">这是“主要”kword 代码。它也是一个 kpart，使我们能够将它嵌入到其他 KDE 应用程序中。</text:span></text:p>
      <text:p text:style-name="P5"/>
      <text:p text:style-name="P5"><text:span text:style-name="T5">这包含特定于 kword 的 libs/main 中的类的专业化。</text:span></text:p>
      <text:p text:style-name="P5"/>
      <text:p text:style-name="P5"><text:span text:style-name="T5">KWDocument 是 KoDocument 的子类，它实现 KoDocument::loadOdf() 来加载文本 odf 文档。它使用 KWOdfLoader 来帮助它加载 odf 文档。KWOdfLoader::load() 是所有动作的开始。</text:span></text:p>
      <text:p text:style-name="P5"/>
      <text:p text:style-name="P5"><text:span text:style-name="T5">Summary</text:span></text:p>
      <text:p text:style-name="P5"><text:span text:style-name="T5">The following shows the steps taken by KWord to load an odf. Code reads much faster than words, so here is the pseudo code:</text:span></text:p>
      <text:p text:style-name="P5"/>
      <text:p text:style-name="P5"><text:span text:style-name="T5">KoOdfReadStore</text:span></text:p>
      <text:p text:style-name="P5"><text:span text:style-name="T5">KoOdfReadStore::KoOdfReadStore(KoStore *store)<text:s/></text:span></text:p>
      <text:p text:style-name="P5"><text:span text:style-name="T5">{</text:span></text:p>
      <text:p text:style-name="P5"><text:span text:style-name="T5">}</text:span></text:p>
      <text:p text:style-name="P5"><text:span text:style-name="T5">KoOdfReadStore::loadAndParse()<text:s/></text:span></text:p>
      <text:p text:style-name="P5"><text:span text:style-name="T5">{</text:span></text:p>
      <text:p text:style-name="P5"><text:span text:style-name="T5"><text:s text:c="4"/>// The code below caches the styles as<text:s/></text:span></text:p>
      <text:p text:style-name="P5"><text:span text:style-name="T5"><text:s text:c="4"/>// QHash&lt;QString /*family*/, QMap&lt;QString /*stylename*/, KoXmlElement *&gt; in the KoOdfStyleReader</text:span></text:p>
      <text:p text:style-name="P5"><text:span text:style-name="T5"><text:s text:c="4"/>stylesReader-&gt;createStylesMap(KoXmlDocument("styles.xml")); // stylesReader is member variable</text:span></text:p>
      <text:p text:style-name="P5"><text:span text:style-name="T5"><text:s text:c="4"/>stylesReader-&gt;createStylesMap(KoXmlDocument("contents.xml"));</text:span></text:p>
      <text:p text:style-name="P5"><text:span text:style-name="T5">}</text:span></text:p>
      <text:p text:style-name="P5"><text:span text:style-name="T5">KWDocument</text:span></text:p>
      <text:p text:style-name="P5"><text:span text:style-name="T5">KWDocument::KWDocument()<text:s/></text:span></text:p>
      <text:p text:style-name="P5"><text:span text:style-name="T5">{</text:span></text:p>
      <text:p text:style-name="P5"><text:span text:style-name="T5"><text:s text:c="4"/>foreach(shapeFactory, registeredShapeFactories)<text:s/></text:span></text:p>
      <text:p text:style-name="P5"><text:span text:style-name="T5"><text:s text:c="4"/>{</text:span></text:p>
      <text:p text:style-name="P5"><text:span text:style-name="T5"><text:s text:c="8"/>shapeFactory-&gt;initializeDataCanterMap(m_datacenter); // so now we can use m_datacenter["StyleManager"]</text:span></text:p>
      <text:p text:style-name="P5"><text:span text:style-name="T5"><text:s text:c="61"/>// to get KoStyleManager</text:span></text:p>
      <text:p text:style-name="P5"><text:span text:style-name="T5"><text:s text:c="4"/>}</text:span></text:p>
      <text:p text:style-name="P5"><text:span text:style-name="T5">}</text:span></text:p>
      <text:p text:style-name="P5"><text:span text:style-name="T5">KWDocument::loadOdf(KoOdfReadStore readStore)<text:s/></text:span></text:p>
      <text:p text:style-name="P5"><text:span text:style-name="T5">{</text:span></text:p>
      <text:p text:style-name="P5"><text:span text:style-name="T5"><text:s text:c="4"/>KWOdfLoader loader;</text:span></text:p>
      <text:p text:style-name="P5"><text:span text:style-name="T5"><text:s text:c="4"/>loader.load(readStore);</text:span></text:p>
      <text:p text:style-name="P5"><text:span text:style-name="T5">}</text:span></text:p>
      <text:p text:style-name="P5"><text:span text:style-name="T5">KWOdfLoader</text:span></text:p>
      <text:p text:style-name="P5"><text:span text:style-name="T5">KWOdfLoader::loadOdf(KoOdfReadStore readStore)<text:s/></text:span></text:p>
      <text:p text:style-name="P5"><text:span text:style-name="T5">{</text:span></text:p>
      <text:p text:style-name="P5"><text:span text:style-name="T5"><text:s text:c="4"/>KoOdfLoadingContext odfContext(readStore.styles() /* KoOdfStyleReader */, readStore.store() /* KoStore */);</text:span></text:p>
      <text:p text:style-name="P5"><text:span text:style-name="T5"><text:s text:c="4"/>KoShapeLoadingContext shapeContext(odfContext);<text:s text:c="2"/></text:span></text:p>
      <text:p text:style-name="P5"><text:span text:style-name="T5"><text:s/></text:span></text:p>
      <text:p text:style-name="P5"><text:span text:style-name="T5"><text:s text:c="4"/>KoTextSharedLoadingData *sharedData = new KoTextSharedLoadingData; // the real code creates KWOdfSharedLoadingData</text:span></text:p>
      <text:p text:style-name="P5"><text:span text:style-name="T5"><text:s text:c="71"/>// (no idea why it exists)</text:span></text:p>
      <text:p text:style-name="P5"><text:span text:style-name="T5"><text:s text:c="4"/>sharedData-&gt;loadOdfStyles(odfContext, m_datacenter["StyleManager"]); // now we have loaded up all the styles! (see below)</text:span></text:p>
      <text:p text:style-name="P5"><text:span text:style-name="T5"><text:s text:c="4"/>shapeContext.addSharedData(KOTEXT_SHARED_LOADING_ID, sharedData); // remember the QMap&lt;QString, KoSharedLoadingData *&gt; ?<text:s/></text:span></text:p>
      <text:p text:style-name="P5"><text:span text:style-name="T5"><text:s text:c="4"/>// good, now lets create the shape</text:span></text:p>
      <text:p text:style-name="P5"><text:span text:style-name="T5"><text:s text:c="4"/>KoShape *textShape = get_the_textshapefactory_and_then_create_an_instance(); // see TextShape below</text:span></text:p>
      <text:p text:style-name="P5"><text:span text:style-name="T5"><text:s text:c="4"/>KoTextShapeData *shapeData = textShape-&gt;userData();</text:span></text:p>
      <text:p text:style-name="P5"><text:span text:style-name="T5"><text:s text:c="4"/>shapeData-&gt;loadOdf(readStore.contentDoc().getElement("text"), shapeContext); // load data from the "text" element</text:span></text:p>
      <text:p text:style-name="P5"><text:span text:style-name="T5">}</text:span></text:p>
      <text:p text:style-name="P5"><text:span text:style-name="T5">TextShape</text:span></text:p>
      <text:p text:style-name="P5"><text:span text:style-name="T5">TextShape::TextShape()</text:span></text:p>
      <text:p text:style-name="P5"><text:span text:style-name="T5">{</text:span></text:p>
      <text:p text:style-name="P5"><text:span text:style-name="T5"><text:s text:c="4"/>m_userData = new KoTextShapeUserData</text:span></text:p>
      <text:p text:style-name="P5"><text:span text:style-name="T5"><text:s text:c="4"/>setUserData(m_userData);</text:span></text:p>
      <text:p text:style-name="P5"><text:span text:style-name="T5"><text:s text:c="4"/>m_userData-&gt;document()-&gt;setDocumentLayout(new Layout); // Layout derives from KoTextDocumentLayout</text:span></text:p>
      <text:p text:style-name="P5"><text:span text:style-name="T5">}</text:span></text:p>
      <text:p text:style-name="P5"><text:span text:style-name="T5">KoTextSharedLoadingData</text:span></text:p>
      <text:p text:style-name="P5"><text:span text:style-name="T5">KoTextSharedLoadingData::loadOdfStyles(KoOdfSharedLoadingContext context, KoStyleManager *manager)<text:s/></text:span></text:p>
      <text:p text:style-name="P5"><text:span text:style-name="T5">{</text:span></text:p>
      <text:p text:style-name="P5"><text:span text:style-name="T5"><text:s text:c="4"/>get_styles_out_of_stylesReader; // context.styles() returns the KoOdfStylesReader</text:span></text:p>
      <text:p text:style-name="P5"><text:span text:style-name="T5"><text:s text:c="4"/>parse automatic paragraph, list, character styles in content.xml</text:span></text:p>
      <text:p text:style-name="P5"><text:span text:style-name="T5"><text:s text:c="4"/>parse automatic paragraph, list, character styles in styles.xml</text:span></text:p>
      <text:p text:style-name="P5"><text:span text:style-name="T5"><text:s text:c="4"/>insert office:styles into the manager</text:span></text:p>
      <text:p text:style-name="P5"><text:span text:style-name="T5">}</text:span></text:p>
      <text:p text:style-name="P5"><text:span text:style-name="T5">KoTextShapeData</text:span></text:p>
      <text:p text:style-name="P5"><text:span text:style-name="T5">KoTextShapeData::KoTextShapeData()<text:s/></text:span></text:p>
      <text:p text:style-name="P5"><text:span text:style-name="T5">{</text:span></text:p>
      <text:p text:style-name="P5"><text:span text:style-name="T5"><text:s text:c="5"/>m_document = new QTextDocument();</text:span></text:p>
      <text:p text:style-name="P5"><text:span text:style-name="T5">}</text:span></text:p>
      <text:p text:style-name="P5"><text:span text:style-name="T5">KoTextShapeData::loadOdf(KoXmlElement text, KoShapeLoadingContext context)<text:s/></text:span></text:p>
      <text:p text:style-name="P5"><text:span text:style-name="T5">{</text:span></text:p>
      <text:p text:style-name="P5"><text:span text:style-name="T5"><text:s text:c="4"/>KoTextLoader loader(context);</text:span></text:p>
      <text:p text:style-name="P5"><text:span text:style-name="T5"><text:s text:c="4"/>loader.loadBody(text, m_document);</text:span></text:p>
      <text:p text:style-name="P5"><text:span text:style-name="T5">}</text:span></text:p>
      <text:p text:style-name="P5"><text:span text:style-name="T5">KoTextLoader</text:span></text:p>
      <text:p text:style-name="P5"><text:span text:style-name="T5">KoTextLoader::loadBody(KoXmlElement text, QTextDocument *document)<text:s/></text:span></text:p>
      <text:p text:style-name="P5"><text:span text:style-name="T5">{</text:span></text:p>
      <text:p text:style-name="P5"><text:span text:style-name="T5"><text:s text:c="4"/>inspect the text element;</text:span></text:p>
      <text:p text:style-name="P5"><text:span text:style-name="T5"><text:s text:c="4"/>if paragraph loadParagraph(), else if list loadList() and so on;</text:span></text:p>
      <text:p text:style-name="P5"><text:span text:style-name="T5"><text:s text:c="4"/>uses the QTextCursor API to insert stuff in document;</text:span></text:p>
      <text:p text:style-name="P5"><text:span text:style-name="T5">}</text:span></text:p>
      <text:p text:style-name="P5"><text:span text:style-name="T5">KoTextLoader::loadParagraph(KoXmlElement para)<text:s/></text:span></text:p>
      <text:p text:style-name="P5"><text:span text:style-name="T5">{</text:span></text:p>
      <text:p text:style-name="P5"><text:span text:style-name="T5"><text:s text:c="4"/>if (para_has_style_attribute) {</text:span></text:p>
      <text:p text:style-name="P5"><text:span text:style-name="T5"><text:s text:c="8"/>KoParagraphStyle *style = context.sharedData(KOTEXT_SHARED_LOADING_ID).paragraphStyle(style_attribute_value);</text:span></text:p>
      <text:p text:style-name="P5"><text:span text:style-name="T5"><text:s text:c="4"/>}</text:span></text:p>
      <text:p text:style-name="P5"><text:span text:style-name="T5"><text:s text:c="4"/>insert_block; // QTextCursor API</text:span></text:p>
      <text:p text:style-name="P5"><text:span text:style-name="T5"><text:s text:c="4"/>style-&gt;appleStyle(newlyInsertedBlock); // merges properties of block and the style</text:span></text:p>
      <text:p text:style-name="P5"><text:span text:style-name="T5">}</text:span></text:p>
      <text:p text:style-name="P5"><text:span text:style-name="T5">KoParagraphStyle</text:span></text:p>
      <text:p text:style-name="P5"><text:span text:style-name="T5">KoParagraphStyle::applyStyle(KoXmlElement element, KoOdfLoadingContext context)<text:s/></text:span></text:p>
      <text:p text:style-name="P5"><text:span text:style-name="T5">{</text:span></text:p>
      <text:p text:style-name="P5"><text:span text:style-name="T5"><text:s text:c="4"/>context.addStyles(element, "paragraph"); // load me and all my parents in the context.styleStack()</text:span></text:p>
      <text:p text:style-name="P5"><text:span text:style-name="T5"><text:s text:c="4"/>context.styleStack().setTypeProperities("paragraph"); // Use &lt;style:paragraph-properties&gt;</text:span></text:p>
      <text:p text:style-name="P5"><text:span text:style-name="T5"><text:s text:c="58"/>// to return ::property() values (see below)</text:span></text:p>
      <text:p text:style-name="P5"><text:span text:style-name="T5"><text:s text:c="4"/>loadOdfProperties(context.styleStack());</text:span></text:p>
      <text:p text:style-name="P5"><text:span text:style-name="T5">}</text:span></text:p>
      <text:p text:style-name="P5"><text:span text:style-name="T5">KoParagraphStyle::loadOdfProperties(KoOdfStyleStack stack)<text:s/></text:span></text:p>
      <text:p text:style-name="P5"><text:span text:style-name="T5">{</text:span></text:p>
      <text:p text:style-name="P5"><text:span text:style-name="T5"><text:s text:c="4"/>query and save all values we support. for eg. stack.property(KoXmlNS::fo, "background-color");</text:span></text:p>
      <text:p text:style-name="P5"><text:span text:style-name="T5">}</text:span></text:p>
      <text:p text:style-name="P5"/>
      <text:p text:style-name="P5"/>
      <text:h text:outline-level="2" text:style-name="P11"><text:span text:style-name="T5"><text:bookmark text:name="--------------------example--------------------------------|outline6"/>--------------------example--------------------------------</text:span></text:h>
      <text:p text:style-name="P5"><text:span text:style-name="T5">Do the groundwork - create a shape</text:span></text:p>
      <text:p text:style-name="P5"><text:span text:style-name="T5">First of all you need a class derived from the KoShape class. This will be the actual shape class so you have to ensure that all the data you need for painting is accessable for this KoShape derived class. The only method you have to reimplement is the paint() method which is responsible for painting your shape.</text:span></text:p>
      <text:p text:style-name="P5"/>
      <text:p text:style-name="P5"><text:span text:style-name="T5">What you might be interested in is the setSize() and size() method which set the available size to the shape. Some shapes define the size they need on their own so they reimplement size() to return the size they have.</text:span></text:p>
      <text:p text:style-name="P5"/>
      <text:p text:style-name="P5"><text:span text:style-name="T5">An example for this is the KoFormulaShape. A formula has a fixed size due to its contents and so KoFormulaShape reimplements the size() method. If your shape has a special outline, reimplement outline() to return your shape's outline correctly.</text:span></text:p>
      <text:p text:style-name="P5"/>
      <text:p text:style-name="P5"><text:span text:style-name="T5">The rotation, scaling and skewing is done through a matrix and so you don't need to care about it.</text:span></text:p>
      <text:p text:style-name="P5"/>
      <text:p text:style-name="P5"><text:span text:style-name="T5">So here is an example how your code might look like:</text:span></text:p>
      <text:p text:style-name="P5"/>
      <text:p text:style-name="P5"><text:span text:style-name="T5">#include &lt;KoShape.h&gt;</text:span></text:p>
      <text:p text:style-name="P5"/>
      <text:p text:style-name="P5"><text:span text:style-name="T5">class KoFooShape : public KoShape<text:s/></text:span></text:p>
      <text:p text:style-name="P5"><text:span text:style-name="T5">{</text:span></text:p>
      <text:p text:style-name="P5"><text:span text:style-name="T5">public:</text:span></text:p>
      <text:p text:style-name="P5"><text:span text:style-name="T5"><text:s text:c="4"/>KoFooShape();</text:span></text:p>
      <text:p text:style-name="P5"><text:span text:style-name="T5"><text:s text:c="4"/>~KoFooShape();</text:span></text:p>
      <text:p text:style-name="P5"/>
      <text:p text:style-name="P5"><text:span text:style-name="T5"><text:s text:c="4"/>// absolutly necessary:</text:span></text:p>
      <text:p text:style-name="P5"><text:span text:style-name="T5"><text:s text:c="4"/>void paint( QPainter &amp;painter,</text:span></text:p>
      <text:p text:style-name="P5"><text:span text:style-name="T5"><text:s text:c="16"/>const KoViewConverter &amp;converter );</text:span></text:p>
      <text:p text:style-name="P5"><text:span text:style-name="T5"><text:s text:c="4"/>virtual bool loadOdf(const KoXmlElement &amp; element, KoShapeLoadingContext &amp;context);</text:span></text:p>
      <text:p text:style-name="P5"><text:span text:style-name="T5"><text:s text:c="4"/>virtual void saveOdf(KoShapeSavingContext &amp; context) const;</text:span></text:p>
      <text:p text:style-name="P5"/>
      <text:p text:style-name="P5"><text:span text:style-name="T5">private:</text:span></text:p>
      <text:p text:style-name="P5"><text:span text:style-name="T5"><text:s text:c="4"/>SomeDataClass* m_dataClass;</text:span></text:p>
      <text:p text:style-name="P5"><text:span text:style-name="T5">};</text:span></text:p>
      <text:p text:style-name="P5"><text:span text:style-name="T5">Make your shape loadable - create a factory and a plugin</text:span></text:p>
      <text:p text:style-name="P5"><text:span text:style-name="T5">Now when you have created your shape class and implemented all the necessary things to make it at least compile you can think about the loading of your shape.</text:span></text:p>
      <text:p text:style-name="P5"/>
      <text:p text:style-name="P5"><text:span text:style-name="T5">The Calligra apps use KoShapeFactoryBase to get instances of shapes in a generic way. This way of obtaining shape instances is designed after the factory pattern. So you should also implement a KoShapeFactoryBase derived class that makes creating new instances of your shape possible. The factory class has to implement two methods:</text:span></text:p>
      <text:p text:style-name="P5"/>
      <text:p text:style-name="P5"><text:span text:style-name="T5">KoShape* createDefaultShape() const;</text:span></text:p>
      <text:p text:style-name="P5"><text:span text:style-name="T5">KoShape* createShape( const KoProperties* params ) const;</text:span></text:p>
      <text:p text:style-name="P5"><text:span text:style-name="T5">An example factory class definition:</text:span></text:p>
      <text:p text:style-name="P5"/>
      <text:p text:style-name="P5"><text:span text:style-name="T5">class FooShapeFactory : public KoShapeFactory {</text:span></text:p>
      <text:p text:style-name="P5"><text:span text:style-name="T5">public:</text:span></text:p>
      <text:p text:style-name="P5"><text:span text:style-name="T5"><text:s text:c="4"/>FooShapeFactory( QObject *parent );</text:span></text:p>
      <text:p text:style-name="P5"/>
      <text:p text:style-name="P5"><text:span text:style-name="T5"><text:s text:c="4"/>KoShape* createDefaultShape() const;</text:span></text:p>
      <text:p text:style-name="P5"><text:span text:style-name="T5"><text:s text:c="4"/>KoShape* createShape(const KoProperties* params) const;</text:span></text:p>
      <text:p text:style-name="P5"><text:span text:style-name="T5">};</text:span></text:p>
      <text:p text:style-name="P5"><text:span text:style-name="T5">The according implementation:</text:span></text:p>
      <text:p text:style-name="P5"/>
      <text:p text:style-name="P5"><text:span text:style-name="T5">FooShapeFactory::FooShapeFactory(QObject* parent)<text:s/></text:span></text:p>
      <text:p text:style-name="P5"><text:span text:style-name="T5"><text:s text:c="3"/>: KoShapeFactory( parent, "FooShape",</text:span></text:p>
      <text:p text:style-name="P5"><text:span text:style-name="T5"><text:s text:c="21"/>i18n("Foo Shape") )</text:span></text:p>
      <text:p text:style-name="P5"><text:span text:style-name="T5">{</text:span></text:p>
      <text:p text:style-name="P5"><text:span text:style-name="T5"><text:s text:c="4"/>setToolTip( i18n("A foo shape") );</text:span></text:p>
      <text:p text:style-name="P5"><text:span text:style-name="T5">}</text:span></text:p>
      <text:p text:style-name="P5"/>
      <text:p text:style-name="P5"><text:span text:style-name="T5">KoShape* FooShapeFactory::createDefaultShape() const</text:span></text:p>
      <text:p text:style-name="P5"><text:span text:style-name="T5">{</text:span></text:p>
      <text:p text:style-name="P5"><text:span text:style-name="T5"><text:s text:c="4"/>KoFooShape* fooShape = new KoFooShape();</text:span></text:p>
      <text:p text:style-name="P5"><text:span text:style-name="T5"><text:s text:c="4"/>// set defaults</text:span></text:p>
      <text:p text:style-name="P5"><text:span text:style-name="T5"><text:s text:c="4"/>return fooShape;</text:span></text:p>
      <text:p text:style-name="P5"><text:span text:style-name="T5">}</text:span></text:p>
      <text:p text:style-name="P5"/>
      <text:p text:style-name="P5"><text:span text:style-name="T5">KoShape* FooShapeFactory::createShape(</text:span></text:p>
      <text:p text:style-name="P5"><text:span text:style-name="T5"><text:s text:c="28"/>const KoProperties* params ) const</text:span></text:p>
      <text:p text:style-name="P5"><text:span text:style-name="T5">{</text:span></text:p>
      <text:p text:style-name="P5"><text:span text:style-name="T5"><text:s text:c="4"/>KoFooShape* fooShape = new KoFooShape();</text:span></text:p>
      <text:p text:style-name="P5"><text:span text:style-name="T5"><text:s text:c="4"/>// use the params</text:span></text:p>
      <text:p text:style-name="P5"><text:span text:style-name="T5"><text:s text:c="4"/>return fooShape;</text:span></text:p>
      <text:p text:style-name="P5"><text:span text:style-name="T5">}</text:span></text:p>
      <text:p text:style-name="P5"><text:span text:style-name="T5">With the factory there is now a generic way to obtain an instance of your shape. But somehow you have to publish your shape as a plugin to let the Calligra application know that there is a plugin to load. Therefore the flake library provides the KoShapeRegistry class. Each application has access to the registry and to let the application know about your shape you have to register it within the registry.</text:span></text:p>
      <text:p text:style-name="P5"/>
      <text:p text:style-name="P5"><text:span text:style-name="T5">To register we would have to make a call like this:</text:span></text:p>
      <text:p text:style-name="P5"/>
      <text:p text:style-name="P5"><text:span text:style-name="T5">KoShapeRegistry::instance()-&gt;add( new FooShapeFactory( parent ) );</text:span></text:p>
      <text:p text:style-name="P5"><text:span text:style-name="T5">In order to make that call, we will create a plugin class which is special in that it will be automatically loaded and created by Calligra when an application starts. This means that the constructor of our plugin class will be the perfect place to actually register our shape using the above line.</text:span></text:p>
      <text:p text:style-name="P5"/>
      <text:p text:style-name="P5"><text:span text:style-name="T5">The registration is done within the constructor of the FooShapePlugin class. This is a very simple class that represents the plugin and does registration.</text:span></text:p>
      <text:p text:style-name="P5"/>
      <text:p text:style-name="P5"><text:span text:style-name="T5">Example plugin class definition:</text:span></text:p>
      <text:p text:style-name="P5"/>
      <text:p text:style-name="P5"><text:span text:style-name="T5">#include &lt;QObject&gt;</text:span></text:p>
      <text:p text:style-name="P5"/>
      <text:p text:style-name="P5"><text:span text:style-name="T5">class FooShapePlugin : public QObject {</text:span></text:p>
      <text:p text:style-name="P5"><text:span text:style-name="T5"><text:s text:c="4"/>Q_OBJECT</text:span></text:p>
      <text:p text:style-name="P5"><text:span text:style-name="T5">public:</text:span></text:p>
      <text:p text:style-name="P5"><text:span text:style-name="T5"><text:s text:c="4"/>FooShapePlugin(QObject *parent, const QStringList&amp;);</text:span></text:p>
      <text:p text:style-name="P5"><text:span text:style-name="T5">};</text:span></text:p>
      <text:p text:style-name="P5"><text:span text:style-name="T5">Example plugin class implementation:</text:span></text:p>
      <text:p text:style-name="P5"/>
      <text:p text:style-name="P5"><text:span text:style-name="T5">#include "FooShapePlugin.h"</text:span></text:p>
      <text:p text:style-name="P5"><text:span text:style-name="T5">#include &lt;kgenericfactory.h&gt;</text:span></text:p>
      <text:p text:style-name="P5"/>
      <text:p text:style-name="P5"><text:span text:style-name="T5">K_EXPORT_COMPONENT_FACTORY(fooshapelibrary,</text:span></text:p>
      <text:p text:style-name="P5"><text:span text:style-name="T5"><text:s text:c="4"/>KGenericFactory&lt;FooShapePlugin&gt;( "FooPlugin" ) )</text:span></text:p>
      <text:p text:style-name="P5"/>
      <text:p text:style-name="P5"><text:span text:style-name="T5">FooShapePlugin::FooShapePlugin(QObject *parent, const QStringList&amp;)</text:span></text:p>
      <text:p text:style-name="P5"><text:span text:style-name="T5"><text:s text:c="4"/>: QObject(parent)</text:span></text:p>
      <text:p text:style-name="P5"><text:span text:style-name="T5">{</text:span></text:p>
      <text:p text:style-name="P5"><text:span text:style-name="T5"><text:s text:c="4"/>// register the shape's factory</text:span></text:p>
      <text:p text:style-name="P5"><text:span text:style-name="T5"><text:s text:c="4"/>KoShapeRegistry::instance()-&gt;add(</text:span></text:p>
      <text:p text:style-name="P5"><text:span text:style-name="T5"><text:s text:c="8"/>new KoFooShapeFactory( parent ) );</text:span></text:p>
      <text:p text:style-name="P5"><text:span text:style-name="T5"><text:s text:c="4"/>// we could register more things here in this same plugin.</text:span></text:p>
      <text:p text:style-name="P5"><text:span text:style-name="T5">}</text:span></text:p>
      <text:p text:style-name="P5"><text:span text:style-name="T5">#include "FooShapePlugin.moc"</text:span></text:p>
      <text:p text:style-name="P5"><text:span text:style-name="T5">This demonstrates how for the plugin related tasks KDE provides services which are dynamic loaded libraries. The secret ingredient that makes this class the plugin of that library is the call to the K_EXPORT_COMPONENT_FACTORY macro defined in kgenericfactory.h</text:span></text:p>
      <text:p text:style-name="P5"/>
      <text:p text:style-name="P5"><text:span text:style-name="T5">We now have a way to create instances of your shape (FooShapeFactory), a way to register them for the apps (KoShapeRegistry) and a plugin that can dynamically be loaded (FooShapePlugin). The last step is to create a .desktop file that describes your plugin and makes it findable by Calligra. For "X-KDE-Library" you have to set the library name you have already specified within K_EXPORT_COMPONENT_FACTORY().</text:span></text:p>
      <text:p text:style-name="P5"/>
      <text:p text:style-name="P5"><text:span text:style-name="T5">Example fooshape.desktop file:</text:span></text:p>
      <text:p text:style-name="P5"/>
      <text:p text:style-name="P5"><text:span text:style-name="T5">[Desktop Entry]</text:span></text:p>
      <text:p text:style-name="P5"><text:span text:style-name="T5">Encoding=UTF-8</text:span></text:p>
      <text:p text:style-name="P5"><text:span text:style-name="T5">Name=Foo Shape</text:span></text:p>
      <text:p text:style-name="P5"><text:span text:style-name="T5">ServiceTypes=Calligra/Flake</text:span></text:p>
      <text:p text:style-name="P5"><text:span text:style-name="T5">Type=Service</text:span></text:p>
      <text:p text:style-name="P5"><text:span text:style-name="T5">X-KDE-Library=fooshapelibrary</text:span></text:p>
      <text:p text:style-name="P5"><text:span text:style-name="T5">X-Flake-Version=1</text:span></text:p>
      <text:p text:style-name="P5"><text:span text:style-name="T5">After installing that file in the KDE services directory and installing your plugin where the application can open it, your plugin is system wide known and can be loaded by Calligra.</text:span></text:p>
      <text:p text:style-name="P8"/>
      <text:h text:outline-level="1" text:style-name="P4"><text:span text:style-name="T31">Qtcreator<text:s/></text:span></text:h>
      <text:p text:style-name="P5"><text:span text:style-name="T10">C:\Qt\AStyle\bin\AStyle.exe</text:span></text:p>
      <text:p text:style-name="P5"><text:span text:style-name="T32">style=ansi</text:span></text:p>
      <text:p text:style-name="P6"><text:span text:style-name="T32">add-braces</text:span></text:p>
      <text:p text:style-name="P6"><text:span text:style-name="T32">indent-switches</text:span></text:p>
      <text:p text:style-name="P6"/>
      <text:h text:outline-level="2" text:style-name="P11"><text:span text:style-name="T33">遇到的设置问题</text:span></text:h>
      <text:h text:outline-level="3" text:style-name="P12"><text:span text:style-name="T34">调试速度</text:span></text:h>
      <text:p text:style-name="P5"><text:span text:style-name="T34">Options/Build&amp;Run/General: 取消Always deploy project before running it</text:span></text:p>
      <text:p text:style-name="P5"/>
      <text:h text:outline-level="3" text:style-name="P12"><text:span text:style-name="T35">配置修改问题</text:span></text:h>
      <text:p text:style-name="P5"><text:span text:style-name="T36">不要轻易修改 Options/Debugger/CDB: Use Python dumper 取消会出现无法调试问题，需要删除</text:span></text:p>
      <text:p text:style-name="P5"><text:span text:style-name="T36">C:\Users\admin\AppData\Roaming\QtProject 配置相关信息 【不知是否与本机安装过多个版本qtcreator】</text:span></text:p>
      <text:p text:style-name="P5"/>
      <text:h text:outline-level="1" text:style-name="P4">网站收藏</text:h>
      <text:h text:outline-level="2" text:style-name="P11">油管</text:h>
      <text:p text:style-name="P5"><text:span text:style-name="T36">http://cn.ntdtv.com/gb/2021/08/26/a103200033.html</text:span></text:p>
      <text:h text:outline-level="2" text:style-name="P11">在线软件</text:h>
      <text:p text:style-name="P5"><text:span text:style-name="T36">https://www.offidocs.com/</text:span></text:p>
      <text:p text:style-name="P5"/>
      <text:p text:style-name="P5"/>
      <text:p text:style-name="P5"/>
      <text:p text:style-name="P5"/>
      <text:p text:style-name="P5"/>
      <text:p text:style-name="P5"/>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anim="urn:oasis:names:tc:opendocument:xmlns:animation:1.0" xmlns:smil="urn:oasis:names:tc:opendocument:xmlns:smil-compatible:1.0" xmlns:calligra="http://www.calligra.org/2005/" xmlns:officeooo="http://openoffice.org/2009/office" xmlns:delta="http://www.deltaxml.com/ns/track-changes/delta-namespace" xmlns:split="http://www.deltaxml.com/ns/track-changes/split-namespace" xmlns:ac="http://www.deltaxml.com/ns/track-changes/attribute-change-namespace" xmlns:dc="http://purl.org/dc/elements/1.1/" xmlns:xlink="http://www.w3.org/1999/xlink" office:version="1.2">
  <office:styles>
    <style:default-style style:family="paragraph">
      <style:text-properties fo:color="#000000" fo:font-family="Sans Serif" fo:font-size="12.000000000000000pt"/>
    </style:default-style>
    <style:style style:name="Bibliography_20techreport" style:display-name="Bibliography techreport" style:family="paragraph"/>
    <style:style style:name="Bibliography_20custom4" style:display-name="Bibliography custom4" style:family="paragraph"/>
    <style:style style:name="Bibliography_20unpublished" style:display-name="Bibliography unpublished" style:family="paragraph"/>
    <style:style style:name="Bibliography_20custom5" style:display-name="Bibliography custom5" style:family="paragraph"/>
    <style:style style:name="Bibliography_20journal" style:display-name="Bibliography journal" style:family="paragraph"/>
    <style:style style:name="Footnote" style:display-name="Footnote" style:family="paragraph" style:next-style-name=""/>
    <style:style style:name="Bibliography_20manual" style:display-name="Bibliography manual" style:family="paragraph"/>
    <style:style style:name="Endnote" style:display-name="Endnote" style:family="paragraph" style:next-style-name=""/>
    <style:style style:name="Bibliography_20mastersthesis" style:display-name="Bibliography mastersthesis" style:family="paragraph"/>
    <style:style style:name="Bibliography_20www" style:display-name="Bibliography www" style:family="paragraph"/>
    <style:style style:name="Bibliography_20misc" style:display-name="Bibliography misc" style:family="paragraph"/>
    <style:style style:name="Bibliography_20custom1" style:display-name="Bibliography custom1" style:family="paragraph"/>
    <style:style style:name="Bibliography_20custom2" style:display-name="Bibliography custom2" style:family="paragraph"/>
    <style:style style:name="Bibliography_20custom3" style:display-name="Bibliography custom3" style:family="paragraph"/>
    <style:style style:name="A1" style:display-name="A1" style:family="paragraph">
      <style:text-properties fo:color="#000000" fo:font-family="Sans Serif" fo:font-size="12.000000000000000pt"/>
    </style:style>
    <style:style style:name="Head_202" style:default-outline-level="2" style:display-name="Head 2" style:family="paragraph" style:next-style-name="Standard">
      <style:text-properties fo:font-size="16.000000000000000pt" fo:font-weight="bold"/>
    </style:style>
    <style:style style:name="Head_201" style:default-outline-level="1" style:display-name="Head 1" style:family="paragraph" style:next-style-name="Standard">
      <style:text-properties fo:font-size="20.000000000000000pt" fo:font-weight="bold"/>
    </style:style>
    <style:style style:name="Bullet_20List" style:display-name="Bullet List" style:family="paragraph" style:list-style-name="L6">
      <style:text-properties fo:font-size="12.000000000000000pt"/>
    </style:style>
    <style:style style:name="Standard" style:display-name="Standard" style:family="paragraph">
      <style:text-properties fo:font-size="12.000000000000000pt"/>
    </style:style>
    <style:style style:name="Document_20Title" style:display-name="Document Title" style:family="paragraph" style:next-style-name="Standard">
      <style:paragraph-properties fo:text-align="center"/>
      <style:text-properties fo:font-size="24.000000000000000pt" fo:font-weight="bold"/>
    </style:style>
    <style:style style:name="Enumerated_20List" style:display-name="Enumerated List" style:family="paragraph" style:list-style-name="L4">
      <style:text-properties fo:font-size="12.000000000000000pt"/>
    </style:style>
    <style:style style:name="Alphabetical_20List" style:display-name="Alphabetical List" style:family="paragraph" style:list-style-name="L5">
      <style:text-properties fo:font-size="12.000000000000000pt"/>
    </style:style>
    <style:style style:name="Head_203" style:default-outline-level="3" style:display-name="Head 3" style:family="paragraph" style:next-style-name="Standard">
      <style:text-properties fo:font-size="12.000000000000000pt" fo:font-weight="bold"/>
    </style:style>
    <style:style style:name="Contents_201" style:display-name="Contents 1" style:family="paragraph">
      <style:paragraph-properties fo:margin-left="0.000000000000000pt"/>
    </style:style>
    <style:style style:name="Contents_202" style:display-name="Contents 2" style:family="paragraph">
      <style:paragraph-properties fo:margin-left="8.000000000000000pt"/>
    </style:style>
    <style:style style:name="Contents_207" style:display-name="Contents 7" style:family="paragraph">
      <style:paragraph-properties fo:margin-left="48.000000000000000pt"/>
    </style:style>
    <style:style style:name="Contents_208" style:display-name="Contents 8" style:family="paragraph">
      <style:paragraph-properties fo:margin-left="56.000000000000000pt"/>
    </style:style>
    <style:style style:name="Contents_209" style:display-name="Contents 9" style:family="paragraph">
      <style:paragraph-properties fo:margin-left="64.000000000000000pt"/>
    </style:style>
    <style:style style:name="Contents_2010" style:display-name="Contents 10" style:family="paragraph">
      <style:paragraph-properties fo:margin-left="72.000000000000000pt"/>
    </style:style>
    <style:style style:name="Contents_203" style:display-name="Contents 3" style:family="paragraph">
      <style:paragraph-properties fo:margin-left="16.000000000000000pt"/>
    </style:style>
    <style:style style:name="Contents_204" style:display-name="Contents 4" style:family="paragraph">
      <style:paragraph-properties fo:margin-left="24.000000000000000pt"/>
    </style:style>
    <style:style style:name="Contents_205" style:display-name="Contents 5" style:family="paragraph">
      <style:paragraph-properties fo:margin-left="32.000000000000000pt"/>
    </style:style>
    <style:style style:name="Contents_206" style:display-name="Contents 6" style:family="paragraph">
      <style:paragraph-properties fo:margin-left="40.000000000000000pt"/>
    </style:style>
    <style:style style:name="Bibliography_20email" style:display-name="Bibliography email" style:family="paragraph"/>
    <style:style style:name="Bibliography_20inbook" style:display-name="Bibliography inbook" style:family="paragraph"/>
    <style:style style:name="Bibliography_20incollection" style:display-name="Bibliography incollection" style:family="paragraph"/>
    <style:style style:name="Bibliography_20inproceedings" style:display-name="Bibliography inproceedings" style:family="paragraph"/>
    <style:style style:name="Bibliography_20article" style:display-name="Bibliography article" style:family="paragraph"/>
    <style:style style:name="Bibliography_20book" style:display-name="Bibliography book" style:family="paragraph"/>
    <style:style style:name="Bibliography_20booklet" style:display-name="Bibliography booklet" style:family="paragraph"/>
    <style:style style:name="Bibliography_20conference" style:display-name="Bibliography conference" style:family="paragraph"/>
    <style:style style:name="Bibliography_20phdthesis" style:display-name="Bibliography phdthesis" style:family="paragraph"/>
    <style:style style:name="Bibliography_20proceedings" style:display-name="Bibliography proceedings" style:family="paragraph"/>
    <style:style style:name="Endnote_20Symbol" style:display-name="Endnote Symbol" style:family="text"/>
    <style:style style:name="Footnote_20anchor" style:display-name="Footnote anchor" style:family="text">
      <style:text-properties style:text-position="super"/>
    </style:style>
    <style:style style:name="Footnote_20Symbol" style:display-name="Footnote Symbol" style:family="text"/>
    <style:style style:name="Endnote_20anchor" style:display-name="Endnote anchor" style:family="text">
      <style:text-properties style:text-position="super"/>
    </style:style>
    <text:list-style style:name="L6" style:display-name="L6">
      <text:list-level-style-bullet text:bullet-char="●" text:level="1">
        <style:list-level-properties text:list-level-position-and-space-mode="label-width-and-position" fo:text-align="start"/>
      </text:list-level-style-bullet>
    </text:list-style>
    <text:list-style style:name="L4" style:display-name="L4">
      <text:list-level-style-number text:start-value="1" text:display-levels="1" style:num-prefix="" style:num-suffix="." style:num-format="1" text:level="1">
        <style:list-level-properties text:list-level-position-and-space-mode="label-width-and-position" fo:text-align="start"/>
      </text:list-level-style-number>
    </text:list-style>
    <text:list-style style:name="L5" style:display-name="L5">
      <text:list-level-style-number text:start-value="1" text:display-levels="1" style:num-prefix="" style:num-suffix=")" style:num-format="a" text:level="1">
        <style:list-level-properties text:list-level-position-and-space-mode="label-width-and-position" fo:text-align="start"/>
      </text:list-level-style-number>
    </text:list-style>
    <text:list-style style:name="L1" style:display-name="L1">
      <text:list-level-style-number text:start-value="1" text:display-levels="1" style:num-prefix="" style:num-suffix="." style:num-format="1" text:level="1">
        <style:list-level-properties text:list-level-position-and-space-mode="label-width-and-position" fo:text-align="start"/>
      </text:list-level-style-number>
    </text:list-style>
    <text:list-style style:name="L3" style:display-name="L3">
      <text:list-level-style-number text:start-value="1" text:display-levels="3" style:num-prefix="" style:num-suffix="." style:num-format="1" text:level="3">
        <style:list-level-properties text:list-level-position-and-space-mode="label-width-and-position" fo:text-align="start"/>
      </text:list-level-style-number>
    </text:list-style>
    <text:list-style style:name="L2" style:display-name="L2">
      <text:list-level-style-number text:start-value="1" text:display-levels="2" style:num-prefix="" style:num-suffix="." style:num-format="1" text:level="2">
        <style:list-level-properties text:list-level-position-and-space-mode="label-width-and-position" fo:text-align="start"/>
      </text:list-level-style-number>
    </text:list-style>
    <text:outline-style style:name="O">
      <text:outline-level-style text:start-value="1" text:display-levels="1" style:num-prefix="" style:num-suffix="." style:num-format="1" text:level="1">
        <style:list-level-properties text:list-level-position-and-space-mode="label-width-and-position" fo:text-align="start"/>
      </text:outline-level-style>
      <text:outline-level-style text:start-value="1" text:display-levels="2" style:num-prefix="" style:num-suffix="." style:num-format="1" text:level="2">
        <style:list-level-properties text:list-level-position-and-space-mode="label-width-and-position" fo:text-align="start"/>
      </text:outline-level-style>
      <text:outline-level-style text:start-value="1" text:display-levels="3" style:num-prefix="" style:num-suffix="." style:num-format="1" text:level="3">
        <style:list-level-properties text:list-level-position-and-space-mode="label-width-and-position" fo:text-align="start"/>
      </text:outline-level-style>
    </text:outline-style>
    <text:notes-configuration text:note-class="footnote" text:citation-style-name="Footnote_20_Symbol" text:citation-body-style-name="Footnote_20_anchor" text:default-style-name="Footnote" text:start-value="1" style:num-format="1" text:start-numbering-at="document" text:footnotes-position="page"/>
    <text:notes-configuration text:note-class="endnote" text:citation-style-name="Endnote_20_Symbol" text:citation-body-style-name="Endnote_20_anchor" text:default-style-name="Endnote" text:start-value="1" style:num-format="i" text:start-numbering-at="document" text:footnotes-position="page"/>
    <text:bibliography-configuration text:prefix="[" text:suffix="]" text:numbered-entries="false" text:sort-by-position="true"/>
  </office:styles>
  <office:automatic-styles>
    <style:style style:name="T1" style:family="text">
      <style:text-properties fo:font-family="宋体" fo:font-size="9.000000000000000pt"/>
    </style:style>
    <style:style style:name="T2" style:family="text">
      <style:text-properties fo:font-family="宋体" fo:font-size="9.000000000000000pt" fo:font-style="italic"/>
    </style:style>
    <style:style style:name="T3" style:family="text">
      <style:text-properties fo:font-family="新宋体"/>
    </style:style>
    <style:style style:name="P1" style:family="paragraph">
      <style:paragraph-properties fo:text-align="center"/>
    </style:style>
    <style:page-layout style:name="pm1" style:page-usage="all">
      <style:page-layout-properties calligra:specialborder-bottom="none" calligra:specialborder-left="none" calligra:specialborder-right="none" calligra:specialborder-top="none" fo:border="0pt none #000000" fo:margin-bottom="41.952828583999995pt" fo:margin-left="56.976476657999996pt" fo:margin-right="56.976476657999996pt" fo:margin-top="41.952828583999995pt" fo:padding="0.000000000000000pt" fo:page-height="841.891222259999950pt" fo:page-width="595.276621799999930pt" style:print-orientation="portrait"/>
      <style:header-style>
        <style:header-footer-properties fo:min-height="10.00000000000pt" fo:margin-bottom="10.00000000000pt" style:dynamic-spacing="false"/>
      </style:header-style>
      <style:footer-style>
        <style:header-footer-properties fo:min-height="10.00000000000pt" fo:margin-top="10.00000000000pt" style:dynamic-spacing="false"/>
      </style:footer-style>
    </style:page-layout>
  </office:automatic-styles>
  <office:master-styles>
    <style:master-page style:name="Standard" style:page-layout-name="pm1">
      <style:header>
        <text:p text:style-name="P1"><text:span text:style-name="T1">open word</text:span><text:span text:style-name="T2">开发文档记录说明</text:span></text:p>
      </style:header>
      <style:footer>
        <text:p text:style-name="P1"><text:span text:style-name="T3">第</text:span><text:span text:style-name="T3"><text:page-number text:select-page="current" style:num-format="1">1</text:page-number></text:span><text:span text:style-name="T3">页 共<text:s/></text:span><text:span text:style-name="T3"><text:page-count>32</text:page-count></text:span><text:span text:style-name="T3">页</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Calligra/3.2.1</meta:generator>
    <dc:title/>
    <meta:initial-creator>Unknown</meta:initial-creator>
    <meta:editing-cycles>244</meta:editing-cycles>
    <dc:date>2021-09-11T23:14:19</dc:date>
    <meta:creation-date>2008-08-22T11:41:04</meta:creation-date>
  </office:meta>
</office:document-meta>
</file>